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" svg:font-family="Inconsolata, monospace"/>
    <style:font-face style:name="Monospace2" svg:font-family="Monospace"/>
    <style:font-face style:name="sans-serif" svg:font-family="sans-serif"/>
    <style:font-face style:name="Liberation Sans" svg:font-family="'Liberation Sans'" style:font-family-generic="swiss"/>
    <style:font-face style:name="Monospace" svg:font-family="Monospace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1" svg:font-family="Monospace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background-color="#333333" fo:padding="0.097cm" fo:border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background-color="#333333" fo:padding="0.097cm" fo:border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background-color="#333333" fo:padding="0.097cm" fo:border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background-color="#333333" fo:padding="0.097cm" fo:border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background-color="#333333" fo:padding="0.097cm" fo:border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background-color="#333333" fo:padding="0.097cm" fo:border="0.0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background-color="#333333" fo:padding="0.097cm" fo:border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background-color="#333333" fo:padding="0.097cm" fo:border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333333" fo:padding="0.097cm" fo:border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background-color="#333333" fo:padding="0.097cm" fo:border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background-color="#333333" fo:padding="0.097cm" fo:border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background-color="#333333" fo:padding="0.097cm" fo:border="0.05pt solid #000000">
        <style:background-image/>
      </style:table-cell-properties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background-color="#333333" fo:padding="0.097cm" fo:border="0.05pt solid #000000">
        <style:background-image/>
      </style:table-cell-properties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background-color="#333333" fo:padding="0.097cm" fo:border="0.05pt solid #000000">
        <style:background-image/>
      </style:table-cell-properties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background-color="#333333" fo:padding="0.097cm" fo:border="0.05pt solid #000000">
        <style:background-image/>
      </style:table-cell-properties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background-color="#333333" fo:padding="0.097cm" fo:border="0.05pt solid #000000">
        <style:background-image/>
      </style:table-cell-properties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background-color="#333333" fo:padding="0.097cm" fo:border="0.05pt solid #000000">
        <style:background-image/>
      </style:table-cell-properties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background-color="#333333" fo:padding="0.097cm" fo:border="0.05pt solid #000000">
        <style:background-image/>
      </style:table-cell-properties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background-color="#333333" fo:padding="0.097cm" fo:border="0.05pt solid #000000">
        <style:background-image/>
      </style:table-cell-properties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background-color="#333333" fo:padding="0.097cm" fo:border="0.05pt solid #000000">
        <style:background-image/>
      </style:table-cell-properties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background-color="#333333" fo:padding="0.097cm" fo:border="0.05pt solid #000000">
        <style:background-image/>
      </style:table-cell-properties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background-color="#333333" fo:padding="0.097cm" fo:border="0.05pt solid #000000">
        <style:background-image/>
      </style:table-cell-properties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background-color="#333333" fo:padding="0.097cm" fo:border="0.05pt solid #000000">
        <style:background-image/>
      </style:table-cell-properties>
    </style:style>
    <style:style style:name="Tabla24" style:family="table">
      <style:table-properties style:width="17cm" table:align="margins"/>
    </style:style>
    <style:style style:name="Tabla24.A" style:family="table-column">
      <style:table-column-properties style:column-width="17cm" style:rel-column-width="65535*"/>
    </style:style>
    <style:style style:name="Tabla24.A1" style:family="table-cell">
      <style:table-cell-properties fo:background-color="#333333" fo:padding="0.097cm" fo:border="0.05pt solid #000000">
        <style:background-image/>
      </style:table-cell-properties>
    </style:style>
    <style:style style:name="Tabla25" style:family="table">
      <style:table-properties style:width="17cm" table:align="margins"/>
    </style:style>
    <style:style style:name="Tabla25.A" style:family="table-column">
      <style:table-column-properties style:column-width="17cm" style:rel-column-width="65535*"/>
    </style:style>
    <style:style style:name="Tabla25.A1" style:family="table-cell">
      <style:table-cell-properties fo:background-color="#333333" fo:padding="0.097cm" fo:border="0.05pt solid #000000">
        <style:background-image/>
      </style:table-cell-properties>
    </style:style>
    <style:style style:name="Tabla26" style:family="table">
      <style:table-properties style:width="17cm" table:align="margins"/>
    </style:style>
    <style:style style:name="Tabla26.A" style:family="table-column">
      <style:table-column-properties style:column-width="17cm" style:rel-column-width="65535*"/>
    </style:style>
    <style:style style:name="Tabla26.A1" style:family="table-cell">
      <style:table-cell-properties fo:background-color="#333333" fo:padding="0.097cm" fo:border="0.05pt solid #000000">
        <style:background-image/>
      </style:table-cell-properties>
    </style:style>
    <style:style style:name="Tabla27" style:family="table">
      <style:table-properties style:width="17cm" table:align="margins"/>
    </style:style>
    <style:style style:name="Tabla27.A" style:family="table-column">
      <style:table-column-properties style:column-width="17cm" style:rel-column-width="65535*"/>
    </style:style>
    <style:style style:name="Tabla27.A1" style:family="table-cell">
      <style:table-cell-properties fo:background-color="#333333" fo:padding="0.097cm" fo:border="0.05pt solid #000000">
        <style:background-image/>
      </style:table-cell-properties>
    </style:style>
    <style:style style:name="Tabla28" style:family="table">
      <style:table-properties style:width="17cm" table:align="margins"/>
    </style:style>
    <style:style style:name="Tabla28.A" style:family="table-column">
      <style:table-column-properties style:column-width="17cm" style:rel-column-width="65535*"/>
    </style:style>
    <style:style style:name="Tabla28.A1" style:family="table-cell">
      <style:table-cell-properties fo:background-color="#333333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9c010" style:font-size-asian="14pt" style:font-size-complex="14pt"/>
    </style:style>
    <style:style style:name="P3" style:family="paragraph" style:parent-style-name="Standard">
      <style:text-properties fo:font-size="14pt" officeooo:paragraph-rsid="000b0390" style:font-size-asian="14pt" style:font-size-complex="14pt"/>
    </style:style>
    <style:style style:name="P4" style:family="paragraph" style:parent-style-name="Standard">
      <style:text-properties fo:font-size="14pt" officeooo:paragraph-rsid="000bdb28" style:font-size-asian="14pt" style:font-size-complex="14pt"/>
    </style:style>
    <style:style style:name="P5" style:family="paragraph" style:parent-style-name="Standard">
      <style:text-properties fo:font-size="14pt" officeooo:paragraph-rsid="000da3af" style:font-size-asian="14pt" style:font-size-complex="14pt"/>
    </style:style>
    <style:style style:name="P6" style:family="paragraph" style:parent-style-name="Standard">
      <style:text-properties fo:font-size="14pt" officeooo:paragraph-rsid="00140870" style:font-size-asian="14pt" style:font-size-complex="14pt"/>
    </style:style>
    <style:style style:name="P7" style:family="paragraph" style:parent-style-name="Standard">
      <style:text-properties fo:font-size="14pt" fo:font-weight="bold" officeooo:rsid="000845c4" officeooo:paragraph-rsid="000845c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9c010" officeooo:paragraph-rsid="0009c010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9c010" officeooo:paragraph-rsid="000b0390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9c010" officeooo:paragraph-rsid="000bdb28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9c010" officeooo:paragraph-rsid="000da3af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09c010" officeooo:paragraph-rsid="00140870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normal" officeooo:rsid="000845c4" officeooo:paragraph-rsid="000845c4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0845c4" officeooo:paragraph-rsid="0009c01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0845c4" officeooo:paragraph-rsid="000b0390" style:font-size-asian="14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normal" officeooo:rsid="000845c4" officeooo:paragraph-rsid="000bdb28" style:font-size-asian="14pt" style:font-weight-asian="normal" style:font-size-complex="14pt" style:font-weight-complex="normal"/>
    </style:style>
    <style:style style:name="P17" style:family="paragraph" style:parent-style-name="Standard">
      <style:text-properties fo:font-size="14pt" fo:font-weight="normal" officeooo:rsid="000845c4" officeooo:paragraph-rsid="000da3af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normal" officeooo:rsid="000845c4" officeooo:paragraph-rsid="00140870" style:font-size-asian="14pt" style:font-weight-asian="normal" style:font-size-complex="14pt" style:font-weight-complex="normal"/>
    </style:style>
    <style:style style:name="P19" style:family="paragraph" style:parent-style-name="Standard">
      <style:text-properties fo:font-size="14pt" fo:font-weight="normal" officeooo:rsid="0009c010" officeooo:paragraph-rsid="0009c010" style:font-size-asian="14pt" style:font-weight-asian="normal" style:font-size-complex="14pt" style:font-weight-complex="normal"/>
    </style:style>
    <style:style style:name="P20" style:family="paragraph" style:parent-style-name="Standard">
      <style:text-properties fo:font-size="14pt" fo:font-weight="normal" officeooo:rsid="0009c010" officeooo:paragraph-rsid="000b0390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font-weight="normal" officeooo:rsid="0009c010" officeooo:paragraph-rsid="000bdb2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normal" officeooo:rsid="0009c010" officeooo:paragraph-rsid="000da3af" style:font-size-asian="14pt" style:font-weight-asian="normal" style:font-size-complex="14pt" style:font-weight-complex="normal"/>
    </style:style>
    <style:style style:name="P23" style:family="paragraph" style:parent-style-name="Standard">
      <style:text-properties fo:font-size="14pt" fo:font-weight="normal" officeooo:rsid="0009c010" officeooo:paragraph-rsid="00140870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0eeb81" officeooo:paragraph-rsid="000eeb81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font-weight="normal" officeooo:rsid="0010161e" officeooo:paragraph-rsid="0010161e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2pt" fo:font-weight="normal" officeooo:rsid="0009c010" officeooo:paragraph-rsid="0009c010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9c010" officeooo:paragraph-rsid="000b0390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9c010" officeooo:paragraph-rsid="000bdb28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9c010" officeooo:paragraph-rsid="000da3af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09c010" officeooo:paragraph-rsid="00140870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118362" officeooo:paragraph-rsid="00118362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15b5df" officeooo:paragraph-rsid="0015b5df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1b5314" officeooo:paragraph-rsid="001b5314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13145e" officeooo:paragraph-rsid="0013145e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140870" officeooo:paragraph-rsid="00140870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188411" officeooo:paragraph-rsid="00188411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19ed52" officeooo:paragraph-rsid="0019ed52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paragraph-rsid="0009c010"/>
    </style:style>
    <style:style style:name="P39" style:family="paragraph" style:parent-style-name="Standard">
      <style:text-properties officeooo:paragraph-rsid="000b0390"/>
    </style:style>
    <style:style style:name="P40" style:family="paragraph" style:parent-style-name="Standard">
      <style:text-properties officeooo:paragraph-rsid="000bdb28"/>
    </style:style>
    <style:style style:name="P41" style:family="paragraph" style:parent-style-name="Standard">
      <style:text-properties officeooo:paragraph-rsid="000da3af"/>
    </style:style>
    <style:style style:name="P42" style:family="paragraph" style:parent-style-name="Standard">
      <style:text-properties officeooo:rsid="0013f1a6" officeooo:paragraph-rsid="0013f1a6"/>
    </style:style>
    <style:style style:name="P43" style:family="paragraph" style:parent-style-name="Standard">
      <style:text-properties officeooo:rsid="0013f1a6" officeooo:paragraph-rsid="00140870"/>
    </style:style>
    <style:style style:name="P44" style:family="paragraph" style:parent-style-name="Standard">
      <style:text-properties officeooo:paragraph-rsid="00140870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47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9c010" style:font-size-asian="14pt" style:font-size-complex="14pt"/>
    </style:style>
    <style:style style:name="P4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b0390" style:font-size-asian="14pt" style:font-size-complex="14pt"/>
    </style:style>
    <style:style style:name="P4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size="14pt" officeooo:paragraph-rsid="000bdb28" style:font-size-asian="14pt" style:font-size-complex="14pt"/>
    </style:style>
    <style:style style:name="P50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9c010"/>
    </style:style>
    <style:style style:name="P5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0da3af"/>
    </style:style>
    <style:style style:name="P52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officeooo:paragraph-rsid="00140870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c010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1" fo:font-size="10pt" officeooo:paragraph-rsid="0009c010" style:font-size-asian="10pt"/>
    </style:style>
    <style:style style:name="T1" style:family="text">
      <style:text-properties fo:color="#0394be" style:font-name="Monospace" fo:font-size="10pt" style:font-size-asian="10pt"/>
    </style:style>
    <style:style style:name="T2" style:family="text">
      <style:text-properties fo:color="#0394be" style:font-name="Monospace" fo:font-size="10pt" style:font-size-asian="10pt" style:font-size-complex="14pt"/>
    </style:style>
    <style:style style:name="T3" style:family="text">
      <style:text-properties fo:color="#0394be" style:font-name="Monospace1" fo:font-size="10pt" style:font-size-asian="10pt"/>
    </style:style>
    <style:style style:name="T4" style:family="text">
      <style:text-properties fo:color="#0394be" style:font-name="Monospace1" fo:font-size="10pt" style:font-size-asian="10pt"/>
    </style:style>
    <style:style style:name="T5" style:family="text">
      <style:text-properties fo:color="#03a8d8" style:font-name="Monospace" fo:font-size="10pt" fo:font-weight="bold" style:font-size-asian="10pt" style:font-weight-asian="bold"/>
    </style:style>
    <style:style style:name="T6" style:family="text">
      <style:text-properties fo:color="#03a8d8" style:font-name="Monospace" fo:font-size="10pt" fo:font-weight="bold" officeooo:rsid="000b0390" style:font-size-asian="10pt" style:font-weight-asian="bold"/>
    </style:style>
    <style:style style:name="T7" style:family="text">
      <style:text-properties fo:color="#03a8d8" style:font-name="Monospace" fo:font-size="10pt" style:text-underline-style="none" fo:font-weight="bold" style:font-size-asian="10pt" style:font-weight-asian="bold"/>
    </style:style>
    <style:style style:name="T8" style:family="text">
      <style:text-properties fo:color="#03a8d8" style:font-name="Monospace" fo:font-size="10pt" style:text-underline-style="none" fo:font-weight="normal" style:font-size-asian="10pt" style:font-weight-asian="normal" style:font-weight-complex="normal"/>
    </style:style>
    <style:style style:name="T9" style:family="text">
      <style:text-properties fo:color="#03a8d8" style:font-name="Monospace1" fo:font-size="10pt" fo:font-weight="bold" style:font-size-asian="10pt" style:font-weight-asian="bold"/>
    </style:style>
    <style:style style:name="T10" style:family="text">
      <style:text-properties fo:color="#03a8d8" style:font-name="Monospace1" fo:font-size="10pt" fo:font-weight="bold" style:font-size-asian="10pt" style:font-weight-asian="bold"/>
    </style:style>
    <style:style style:name="T11" style:family="text">
      <style:text-properties style:font-name="Monospace" fo:font-size="10pt" style:font-size-asian="10pt"/>
    </style:style>
    <style:style style:name="T12" style:family="text">
      <style:text-properties fo:color="#a7ec21" style:font-name="Monospace" fo:font-size="10pt" style:font-size-asian="10pt"/>
    </style:style>
    <style:style style:name="T13" style:family="text">
      <style:text-properties fo:color="#a7ec21" style:font-name="Monospace" fo:font-size="10pt" style:text-underline-style="none" style:font-size-asian="10pt"/>
    </style:style>
    <style:style style:name="T14" style:family="text">
      <style:text-properties fo:color="#a7ec21" style:font-name="Monospace1" fo:font-size="10pt" style:font-size-asian="10pt"/>
    </style:style>
    <style:style style:name="T15" style:family="text">
      <style:text-properties fo:color="#52ca11" style:font-name="Monospace" fo:font-size="10pt" style:font-size-asian="10pt"/>
    </style:style>
    <style:style style:name="T16" style:family="text">
      <style:text-properties fo:color="#52ca11" style:font-name="Monospace1" fo:font-size="10pt" style:font-size-asian="10pt"/>
    </style:style>
    <style:style style:name="T17" style:family="text">
      <style:text-properties fo:color="#17c694" style:font-name="Monospace" fo:font-size="10pt" fo:font-style="italic" style:font-size-asian="10pt" style:font-style-asian="italic"/>
    </style:style>
    <style:style style:name="T18" style:family="text">
      <style:text-properties fo:color="#17c694" style:font-name="Monospace1" fo:font-size="10pt" fo:font-style="italic" style:font-size-asian="10pt" style:font-style-asian="italic"/>
    </style:style>
    <style:style style:name="T19" style:family="text">
      <style:text-properties fo:color="#008080" style:font-name="Monospace" fo:font-size="10pt" style:font-size-asian="10pt"/>
    </style:style>
    <style:style style:name="T20" style:family="text">
      <style:text-properties fo:color="#008080" style:font-name="Monospace1" fo:font-size="10pt" style:font-size-asian="10pt"/>
    </style:style>
    <style:style style:name="T21" style:family="text">
      <style:text-properties fo:color="#3f3fbf" style:font-name="Monospace" fo:font-size="10pt" style:font-size-asian="10pt"/>
    </style:style>
    <style:style style:name="T22" style:family="text">
      <style:text-properties fo:color="#3f3fbf" style:font-name="Monospace1" fo:font-size="10pt" style:font-size-asian="10pt"/>
    </style:style>
    <style:style style:name="T23" style:family="text">
      <style:text-properties fo:color="#bf5f5f" style:font-name="Monospace" fo:font-size="10pt" style:font-size-asian="10pt"/>
    </style:style>
    <style:style style:name="T24" style:family="text">
      <style:text-properties fo:color="#bf5f5f" style:font-name="Monospace1" fo:font-size="10pt" style:font-size-asian="10pt"/>
    </style:style>
    <style:style style:name="T25" style:family="text">
      <style:text-properties fo:color="#808080" style:font-name="Monospace" fo:font-size="10pt" style:font-size-asian="10pt"/>
    </style:style>
    <style:style style:name="T26" style:family="text">
      <style:text-properties fo:color="#808080" style:font-name="Monospace" fo:font-size="10pt" style:font-size-asian="10pt" style:font-size-complex="14pt"/>
    </style:style>
    <style:style style:name="T27" style:family="text">
      <style:text-properties fo:color="#808080" style:font-name="Monospace1" fo:font-size="10pt" style:font-size-asian="10pt"/>
    </style:style>
    <style:style style:name="T28" style:family="text">
      <style:text-properties fo:color="#808080" style:font-name="Monospace1" fo:font-size="10pt" style:font-size-asian="10pt"/>
    </style:style>
    <style:style style:name="T29" style:family="text">
      <style:text-properties fo:color="#d9e8f7" style:font-name="Monospace" fo:font-size="10pt" style:font-size-asian="10pt"/>
    </style:style>
    <style:style style:name="T30" style:family="text">
      <style:text-properties fo:color="#d9e8f7" style:font-name="Monospace1" fo:font-size="10pt" style:font-size-asian="10pt"/>
    </style:style>
    <style:style style:name="T31" style:family="text">
      <style:text-properties style:text-underline-style="none"/>
    </style:style>
    <style:style style:name="T32" style:family="text">
      <style:text-properties fo:font-size="12pt" fo:font-weight="normal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09c010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0b0390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0bdb28" style:font-size-asian="12pt" style:font-weight-asian="normal" style:font-size-complex="12pt" style:font-weight-complex="normal"/>
    </style:style>
    <style:style style:name="T3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800000" style:font-name="Monospace" fo:font-size="10pt" style:font-size-asian="10pt"/>
    </style:style>
    <style:style style:name="T39" style:family="text">
      <style:text-properties fo:color="#800000" style:font-name="Monospace1" fo:font-size="10pt" style:font-size-asian="10pt"/>
    </style:style>
    <style:style style:name="T40" style:family="text">
      <style:text-properties fo:font-variant="normal" fo:text-transform="none" fo:color="#0394be" style:font-name="Monospace2" fo:font-size="10pt" fo:letter-spacing="normal" fo:font-style="normal" fo:font-weight="normal" style:font-size-asian="10pt" style:font-size-complex="8pt"/>
    </style:style>
    <style:style style:name="T41" style:family="text">
      <style:text-properties style:font-name="Monospace1" fo:font-size="10pt" style:font-size-asian="10pt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officeooo:rsid="000b0390"/>
    </style:style>
    <style:style style:name="T44" style:family="text">
      <style:text-properties officeooo:rsid="000bdb28"/>
    </style:style>
    <style:style style:name="T45" style:family="text">
      <style:text-properties officeooo:rsid="000da3af"/>
    </style:style>
    <style:style style:name="T46" style:family="text">
      <style:text-properties officeooo:rsid="000eeb81"/>
    </style:style>
    <style:style style:name="T47" style:family="text">
      <style:text-properties officeooo:rsid="0010161e"/>
    </style:style>
    <style:style style:name="T48" style:family="text">
      <style:text-properties officeooo:rsid="00118362"/>
    </style:style>
    <style:style style:name="T49" style:family="text">
      <style:text-properties officeooo:rsid="0013145e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officeooo:rsid="00140870"/>
    </style:style>
    <style:style style:name="T53" style:family="text">
      <style:text-properties officeooo:rsid="0015b5df"/>
    </style:style>
    <style:style style:name="T54" style:family="text">
      <style:text-properties officeooo:rsid="0017aa6f"/>
    </style:style>
    <style:style style:name="T55" style:family="text">
      <style:text-properties officeooo:rsid="001b5314"/>
    </style:style>
    <style:style style:name="T56" style:family="text">
      <style:text-properties officeooo:rsid="001ba3a9"/>
    </style:style>
    <style:style style:name="T57" style:family="text">
      <style:text-properties fo:font-size="14pt" fo:font-weight="bold" officeooo:rsid="001ba3a9" style:font-size-asian="14pt" style:font-weight-asian="bold" style:font-size-complex="14pt" style:font-weight-complex="bold"/>
    </style:style>
    <style:style style:name="T58" style:family="text">
      <style:text-properties fo:font-size="14pt" fo:font-weight="bold" officeooo:rsid="0009c010" style:font-size-asian="14pt" style:font-weight-asian="bold" style:font-size-complex="14pt" style:font-weight-complex="bold"/>
    </style:style>
    <style:style style:name="T59" style:family="text">
      <style:text-properties fo:font-size="14pt" fo:font-weight="bold" officeooo:rsid="00140870" style:font-size-asian="14pt" style:font-weight-asian="bold" style:font-size-complex="14pt" style:font-weight-complex="bold"/>
    </style:style>
    <style:style style:name="T60" style:family="text">
      <style:text-properties officeooo:rsid="001ba4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etectar los errores en los siguientes archivos XML con DTD interno.</text:p>
      <text:p text:style-name="P7"/>
      <text:p text:style-name="P7"/>
      <text:p text:style-name="P8">1.</text:p>
      <text:p text:style-name="P8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elem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elem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7">elem</text:span><text:span text:style-name="T25">&gt;</text:span></text:p>
            <text:p text:style-name="P45"><text:span text:style-name="T29"><text:s text:c="2"/></text:span><text:span text:style-name="T25">&lt;</text:span><text:span text:style-name="T5">elem</text:span><text:span text:style-name="T25">&gt;</text:span><text:span text:style-name="T29">25</text:span><text:span text:style-name="T25">&lt;/</text:span><text:span text:style-name="T5">elem</text:span><text:span text:style-name="T25">&gt;</text:span></text:p>
            <text:p text:style-name="P45"><text:span text:style-name="T25">&lt;/</text:span><text:span text:style-name="T5">elem</text:span><text:span text:style-name="T25">&gt;</text:span></text:p>
            <text:p text:style-name="P1"/>
          </table:table-cell>
        </table:table-row>
      </table:table>
      <text:p text:style-name="P13"/>
      <text:p text:style-name="P19">Solución:</text:p>
      <text:p text:style-name="P19"/>
      <table:table table:name="Tabla2" table:style-name="Tabla2">
        <table:table-column table:style-name="Tabla2.A"/>
        <table:table-row>
          <table:table-cell table:style-name="Tabla2.A1" office:value-type="string">
            <text:p text:style-name="P1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elem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elem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elem</text:span><text:span text:style-name="T25">&gt;</text:span></text:p>
            <text:p text:style-name="P45"><text:span text:style-name="T29"><text:s text:c="2"/>25</text:span></text:p>
            <text:p text:style-name="P1"><text:span text:style-name="T25">&lt;/</text:span><text:span text:style-name="T5">elem</text:span><text:span text:style-name="T25">&gt;</text:span></text:p>
          </table:table-cell>
        </table:table-row>
      </table:table>
      <text:p text:style-name="P13"/>
      <text:p text:style-name="P19">Error<text:span text:style-name="T56">es </text:span>encontrado<text:span text:style-name="T56">s</text:span>:</text:p>
      <text:p text:style-name="P26"/>
      <text:p text:style-name="P26">El elemento &lt;elem&gt; es #PCDATA, pero contiene un elemento &lt;elem&gt; no definido en la DTD.</text:p>
      <text:p text:style-name="P26"/>
      <text:p text:style-name="P8"/>
      <text:p text:style-name="P8">2.</text:p>
      <text:p text:style-name="P8"/>
      <table:table table:name="Tabla3" table:style-name="Tabla3">
        <table:table-column table:style-name="Tabla3.A"/>
        <table:table-row>
          <table:table-cell table:style-name="Tabla3.A1" office:value-type="string">
            <text:p text:style-name="P38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cadena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cadenas</text:span><text:span text:style-name="T11"> (</text:span><text:span text:style-name="T23">cadena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adena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7">cadenas</text:span><text:span text:style-name="T25">&gt;</text:span></text:p>
            <text:p text:style-name="P45"><text:span text:style-name="T29"><text:s text:c="2"/></text:span><text:span text:style-name="T25">&lt;</text:span><text:span text:style-name="T5">cadena</text:span><text:span text:style-name="T25">&gt;</text:span><text:span text:style-name="T29">m</text:span><text:span text:style-name="T25">&lt;/</text:span><text:span text:style-name="T5">cadena</text:span><text:span text:style-name="T25">&gt;</text:span></text:p>
            <text:p text:style-name="P45"><text:span text:style-name="T29"><text:s text:c="2"/></text:span><text:span text:style-name="T25">&lt;</text:span><text:span text:style-name="T5">cadena</text:span><text:span text:style-name="T25">&gt;</text:span><text:span text:style-name="T29">uve doble</text:span><text:span text:style-name="T25">&lt;/</text:span><text:span text:style-name="T5">cadena</text:span><text:span text:style-name="T25">&gt;</text:span></text:p>
            <text:p text:style-name="P38"><text:span text:style-name="T25">&lt;/</text:span><text:span text:style-name="T5">cadenas</text:span><text:span text:style-name="T25">&gt;</text:span></text:p>
            <text:p text:style-name="P2"/>
          </table:table-cell>
        </table:table-row>
      </table:table>
      <text:p text:style-name="P14"/>
      <text:p text:style-name="P19">Solución:</text:p>
      <text:p text:style-name="P19"/>
      <table:table table:name="Tabla4" table:style-name="Tabla4">
        <table:table-column table:style-name="Tabla4.A"/>
        <text:soft-page-break/>
        <table:table-row>
          <table:table-cell table:style-name="Tabla4.A1" office:value-type="string">
            <text:p text:style-name="P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cadena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cadenas</text:span><text:span text:style-name="T11"> (</text:span><text:span text:style-name="T23">cadena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adena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cadenas</text:span><text:span text:style-name="T25">&gt;</text:span></text:p>
            <text:p text:style-name="P45"><text:span text:style-name="T29"><text:s text:c="2"/></text:span><text:span text:style-name="T25">&lt;</text:span><text:span text:style-name="T5">cadena</text:span><text:span text:style-name="T25">&gt;</text:span><text:span text:style-name="T29">m</text:span><text:span text:style-name="T25">&lt;/</text:span><text:span text:style-name="T5">cadena</text:span><text:span text:style-name="T25">&gt;</text:span></text:p>
            <text:p text:style-name="P2"><text:span text:style-name="T25">&lt;/</text:span><text:span text:style-name="T5">cadenas</text:span><text:span text:style-name="T25">&gt;</text:span></text:p>
          </table:table-cell>
        </table:table-row>
      </table:table>
      <text:p text:style-name="P14"/>
      <text:p text:style-name="P19">Error<text:span text:style-name="T56">es</text:span> encontrado<text:span text:style-name="T56">s</text:span>:</text:p>
      <text:p text:style-name="P26"/>
      <text:p text:style-name="P38"><text:span text:style-name="T33">El elemento &lt;cadenas&gt; debería contener un único elemento &lt;cadena&gt;.</text:span></text:p>
      <text:p text:style-name="P38"><text:span text:style-name="T33"/></text:p>
      <text:p text:style-name="P8"/>
      <text:p text:style-name="P8">3.</text:p>
      <text:p text:style-name="P8"/>
      <table:table table:name="Tabla5" table:style-name="Tabla5">
        <table:table-column table:style-name="Tabla5.A"/>
        <table:table-row>
          <table:table-cell table:style-name="Tabla5.A1" office:value-type="string">
            <text:p text:style-name="P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elem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elems</text:span><text:span text:style-name="T11"> (</text:span><text:span text:style-name="T23">elem</text:span><text:span text:style-name="T38">+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elem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7">elems</text:span><text:span text:style-name="T25">&gt;</text:span></text:p>
            <text:p text:style-name="P2"><text:span text:style-name="T25">&lt;/</text:span><text:span text:style-name="T5">elems</text:span><text:span text:style-name="T25">&gt;</text:span></text:p>
          </table:table-cell>
        </table:table-row>
      </table:table>
      <text:p text:style-name="P14"/>
      <text:p text:style-name="P19">Solución:</text:p>
      <text:p text:style-name="P19"/>
      <table:table table:name="Tabla6" table:style-name="Tabla6">
        <table:table-column table:style-name="Tabla6.A"/>
        <table:table-row>
          <table:table-cell table:style-name="Tabla6.A1" office:value-type="string">
            <text:p text:style-name="P50"><text:span text:style-name="Source_20_Text"><text:span text:style-name="T40">&lt;?</text:span></text:span><text:span text:style-name="T9">xml</text:span><text:span text:style-name="T41"> </text:span><text:span text:style-name="T14">version</text:span><text:span text:style-name="T16">=</text:span><text:span text:style-name="T18">"1.0"</text:span><text:span text:style-name="T41"> </text:span><text:span text:style-name="T14">encoding</text:span><text:span text:style-name="T16">=</text:span><text:span text:style-name="T18">"UTF-8"</text:span><text:span text:style-name="T3">?&gt;</text:span></text:p>
            <text:p text:style-name="P53"><text:span text:style-name="T20">&lt;!</text:span><text:span text:style-name="T9">DOCTYPE</text:span><text:span text:style-name="T41"> </text:span><text:span text:style-name="T14">elems</text:span><text:span text:style-name="T41"> [</text:span></text:p>
            <text:p text:style-name="P53"><text:span text:style-name="T41"><text:s text:c="2"/></text:span><text:span text:style-name="T22">&lt;!ELEMENT</text:span><text:span text:style-name="T41"> </text:span><text:span text:style-name="T24">elems</text:span><text:span text:style-name="T41"> (</text:span><text:span text:style-name="T24">elem</text:span><text:span text:style-name="T39">+</text:span><text:span text:style-name="T41">)</text:span><text:span text:style-name="T22">&gt;</text:span></text:p>
            <text:p text:style-name="P53"><text:span text:style-name="T41"><text:s text:c="2"/></text:span><text:span text:style-name="T22">&lt;!ELEMENT</text:span><text:span text:style-name="T41"> </text:span><text:span text:style-name="T24">elem</text:span><text:span text:style-name="T41"> </text:span><text:span text:style-name="T24">(#PCDATA)</text:span><text:span text:style-name="T22">&gt;</text:span></text:p>
            <text:p text:style-name="P53"><text:span text:style-name="T41">]</text:span><text:span text:style-name="T20">&gt;</text:span></text:p>
            <text:p text:style-name="P54"/>
            <text:p text:style-name="P53"><text:span text:style-name="T27">&lt;</text:span><text:span text:style-name="T9">elems</text:span><text:span text:style-name="T27">&gt;</text:span></text:p>
            <text:p text:style-name="P53"><text:span text:style-name="T30"><text:s text:c="2"/></text:span><text:span text:style-name="T27">&lt;</text:span><text:span text:style-name="T9">elem</text:span><text:span text:style-name="T27">&gt;</text:span><text:span text:style-name="T30">a</text:span><text:span text:style-name="T27">&lt;/</text:span><text:span text:style-name="T9">elem</text:span><text:span text:style-name="T27">&gt;</text:span></text:p>
            <text:p text:style-name="P47"><text:span text:style-name="T27">&lt;/</text:span><text:span text:style-name="T9">elems</text:span><text:span text:style-name="T27">&gt;</text:span></text:p>
          </table:table-cell>
        </table:table-row>
      </table:table>
      <text:p text:style-name="P14"/>
      <text:p text:style-name="P19">Error<text:span text:style-name="T56">es</text:span> encontrado<text:span text:style-name="T56">s</text:span>:</text:p>
      <text:p text:style-name="P26"/>
      <text:p text:style-name="P38"><text:span text:style-name="T33">El elemento &lt;elem&gt; tiene que contener elementos &lt;elem&gt;.</text:span></text:p>
      <text:p text:style-name="P38"><text:span text:style-name="T33"/></text:p>
      <text:p text:style-name="P38"><text:span text:style-name="T33"/></text:p>
      <text:p text:style-name="P9"><text:span text:style-name="T43">4</text:span>.</text:p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p text:style-name="P3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elem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elems</text:span><text:span text:style-name="T11"> (</text:span><text:span text:style-name="T23">elem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elem</text:span><text:span text:style-name="T11"> </text:span><text:span text:style-name="T23">(#PCDATA)</text:span><text:span text:style-name="T21">&gt;</text:span></text:p>
            <text:p text:style-name="P45"><text:soft-page-break/><text:span text:style-name="T11">]</text:span><text:span text:style-name="T19">&gt;</text:span></text:p>
            <text:p text:style-name="P46"/>
            <text:p text:style-name="P45"><text:span text:style-name="T25">&lt;</text:span><text:span text:style-name="T7">elems</text:span><text:span text:style-name="T25">&gt;</text:span></text:p>
            <text:p text:style-name="P45"><text:span text:style-name="T29"><text:s text:c="2"/></text:span><text:span text:style-name="T25">&lt;</text:span><text:span text:style-name="T5">elem</text:span><text:span text:style-name="T6">s</text:span><text:span text:style-name="T25">&gt;</text:span><text:span text:style-name="T29">elem A</text:span><text:span text:style-name="T25">&lt;/</text:span><text:span text:style-name="T5">elem</text:span><text:span text:style-name="T6">s</text:span><text:span text:style-name="T25">&gt;</text:span></text:p>
            <text:p text:style-name="P45"><text:span text:style-name="T29"><text:s text:c="2"/></text:span><text:span text:style-name="T25">&lt;</text:span><text:span text:style-name="T5">ele</text:span><text:span text:style-name="T6">m</text:span><text:span text:style-name="T25">&gt;</text:span><text:span text:style-name="T29">elem B</text:span><text:span text:style-name="T25">&lt;/</text:span><text:span text:style-name="T5">ele</text:span><text:span text:style-name="T6">m</text:span><text:span text:style-name="T25">&gt;</text:span></text:p>
            <text:p text:style-name="P45"><text:span text:style-name="T25">&lt;/</text:span><text:span text:style-name="T5">elems</text:span><text:span text:style-name="T25">&gt;</text:span></text:p>
            <text:p text:style-name="P3"><text:span text:style-name="T25"/></text:p>
          </table:table-cell>
        </table:table-row>
      </table:table>
      <text:p text:style-name="P15"/>
      <text:p text:style-name="P20">Solución:</text:p>
      <text:p text:style-name="P20"/>
      <table:table table:name="Tabla8" table:style-name="Tabla8">
        <table:table-column table:style-name="Tabla8.A"/>
        <table:table-row>
          <table:table-cell table:style-name="Tabla8.A1" office:value-type="string">
            <text:p text:style-name="P48"><text:span text:style-name="T3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elem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elems</text:span><text:span text:style-name="T11"> (</text:span><text:span text:style-name="T23">elem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elem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elems</text:span><text:span text:style-name="T25">&gt;</text:span></text:p>
            <text:p text:style-name="P45"><text:span text:style-name="T29"><text:s text:c="2"/></text:span><text:span text:style-name="T25">&lt;</text:span><text:span text:style-name="T5">elem</text:span><text:span text:style-name="T25">&gt;</text:span><text:span text:style-name="T29">elem A</text:span><text:span text:style-name="T25">&lt;/</text:span><text:span text:style-name="T5">elem</text:span><text:span text:style-name="T25">&gt;</text:span></text:p>
            <text:p text:style-name="P45"><text:span text:style-name="T29"><text:s text:c="2"/></text:span><text:span text:style-name="T25">&lt;</text:span><text:span text:style-name="T5">elem</text:span><text:span text:style-name="T25">&gt;</text:span><text:span text:style-name="T29">elem B</text:span><text:span text:style-name="T25">&lt;/</text:span><text:span text:style-name="T5">elem</text:span><text:span text:style-name="T25">&gt;</text:span></text:p>
            <text:p text:style-name="P48"><text:span text:style-name="T25">&lt;/</text:span><text:span text:style-name="T5">elems</text:span><text:span text:style-name="T25">&gt;</text:span></text:p>
          </table:table-cell>
        </table:table-row>
      </table:table>
      <text:p text:style-name="P15"/>
      <text:p text:style-name="P20">Error<text:span text:style-name="T56">es </text:span>encontrado<text:span text:style-name="T56">s</text:span>:</text:p>
      <text:p text:style-name="P27"/>
      <text:p text:style-name="P39"><text:span text:style-name="T33">El elemento &lt;elem</text:span><text:span text:style-name="T34">s</text:span><text:span text:style-name="T33">&gt; tiene que contener elementos &lt;elem&gt;.</text:span></text:p>
      <text:p text:style-name="P39"><text:span text:style-name="T33"/></text:p>
      <text:p text:style-name="P39"><text:span text:style-name="T33"/></text:p>
      <text:p text:style-name="P10"><text:span text:style-name="T44">5</text:span>.</text:p>
      <text:p text:style-name="P10"/>
      <table:table table:name="Tabla9" table:style-name="Tabla9">
        <table:table-column table:style-name="Tabla9.A"/>
        <table:table-row>
          <table:table-cell table:style-name="Tabla9.A1" office:value-type="string">
            <text:p text:style-name="P4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familiar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familiares</text:span><text:span text:style-name="T11"> (</text:span><text:span text:style-name="T23">familiar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familiar</text:span><text:span text:style-name="T11"> (</text:span><text:span text:style-name="T23">nombre</text:span><text:span text:style-name="T38">,</text:span><text:span text:style-name="T11"> </text:span><text:span text:style-name="T23">nacimiento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acimiento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familiares</text:span><text:span text:style-name="T25">&gt;</text:span></text:p>
            <text:p text:style-name="P45"><text:span text:style-name="T29"><text:s text:c="2"/></text:span><text:span text:style-name="T25">&lt;</text:span><text:span text:style-name="T5">familiar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Mama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nacimiento</text:span><text:span text:style-name="T25">&gt;</text:span><text:span text:style-name="T29">28 de marzo de 1945</text:span><text:span text:style-name="T25">&lt;/</text:span><text:span text:style-name="T5">nacimiento</text:span><text:span text:style-name="T25">&gt;</text:span></text:p>
            <text:p text:style-name="P45"><text:span text:style-name="T29"><text:s text:c="2"/></text:span><text:span text:style-name="T25">&lt;/</text:span><text:span text:style-name="T5">familiar</text:span><text:span text:style-name="T25">&gt;</text:span></text:p>
            <text:p text:style-name="P45"><text:span text:style-name="T29"><text:s text:c="2"/></text:span><text:span text:style-name="T25">&lt;</text:span><text:span text:style-name="T7">familiar</text:span><text:span text:style-name="T25">&gt;</text:span></text:p>
            <text:p text:style-name="P45"><text:span text:style-name="T29"><text:s text:c="4"/></text:span><text:span text:style-name="T25">&lt;</text:span><text:span text:style-name="T5">nacimiento</text:span><text:span text:style-name="T25">&gt;</text:span><text:span text:style-name="T29">1 de junio de 1932</text:span><text:span text:style-name="T25">&lt;/</text:span><text:span text:style-name="T5">nacimien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Abuela</text:span><text:span text:style-name="T25">&lt;/</text:span><text:span text:style-name="T5">nombre</text:span><text:span text:style-name="T25">&gt;</text:span></text:p>
            <text:p text:style-name="P45"><text:span text:style-name="T29"><text:s text:c="2"/></text:span><text:span text:style-name="T25">&lt;/</text:span><text:span text:style-name="T5">familiar</text:span><text:span text:style-name="T25">&gt;</text:span></text:p>
            <text:p text:style-name="P45"><text:span text:style-name="T25">&lt;/</text:span><text:span text:style-name="T5">familiares</text:span><text:span text:style-name="T25">&gt;</text:span></text:p>
            <text:p text:style-name="P4"><text:span text:style-name="T25"/></text:p>
          </table:table-cell>
        </table:table-row>
      </table:table>
      <text:p text:style-name="P16"/>
      <text:p text:style-name="P21">Solución:</text:p>
      <text:p text:style-name="P21"/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49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familiar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familiares</text:span><text:span text:style-name="T11"> (</text:span><text:span text:style-name="T23">familiar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familiar</text:span><text:span text:style-name="T11"> (</text:span><text:span text:style-name="T23">nombre</text:span><text:span text:style-name="T38">,</text:span><text:span text:style-name="T11"> </text:span><text:span text:style-name="T23">nacimiento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acimiento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familiares</text:span><text:span text:style-name="T25">&gt;</text:span></text:p>
            <text:p text:style-name="P45"><text:span text:style-name="T29"><text:s text:c="2"/></text:span><text:span text:style-name="T25">&lt;</text:span><text:span text:style-name="T5">familiar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Mama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nacimiento</text:span><text:span text:style-name="T25">&gt;</text:span><text:span text:style-name="T29">28 de marzo de 1945</text:span><text:span text:style-name="T25">&lt;/</text:span><text:span text:style-name="T5">nacimiento</text:span><text:span text:style-name="T25">&gt;</text:span></text:p>
            <text:p text:style-name="P45"><text:span text:style-name="T29"><text:s text:c="2"/></text:span><text:span text:style-name="T25">&lt;/</text:span><text:span text:style-name="T5">familiar</text:span><text:span text:style-name="T25">&gt;</text:span></text:p>
            <text:p text:style-name="P45"><text:span text:style-name="T29"><text:s text:c="2"/></text:span><text:span text:style-name="T25">&lt;</text:span><text:span text:style-name="T5">familiar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Abuela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nacimiento</text:span><text:span text:style-name="T25">&gt;</text:span><text:span text:style-name="T29">1 de junio de 1932</text:span><text:span text:style-name="T25">&lt;/</text:span><text:span text:style-name="T5">nacimiento</text:span><text:span text:style-name="T25">&gt;</text:span></text:p>
            <text:p text:style-name="P45"><text:span text:style-name="T29"><text:s text:c="2"/></text:span><text:span text:style-name="T25">&lt;/</text:span><text:span text:style-name="T5">familiar</text:span><text:span text:style-name="T25">&gt;</text:span></text:p>
            <text:p text:style-name="P49"><text:span text:style-name="T25">&lt;/</text:span><text:span text:style-name="T5">familiares</text:span><text:span text:style-name="T25">&gt;</text:span></text:p>
          </table:table-cell>
        </table:table-row>
      </table:table>
      <text:p text:style-name="P16"/>
      <text:p text:style-name="P21">Error<text:span text:style-name="T56">es</text:span> encontrado<text:span text:style-name="T56">s</text:span>:</text:p>
      <text:p text:style-name="P28"/>
      <text:p text:style-name="P40"><text:span text:style-name="T33">El elemento &lt;</text:span><text:span text:style-name="T35">familiar</text:span><text:span text:style-name="T33">&gt;</text:span><text:span text:style-name="T35"> debe contener los elementos &lt;nombre&gt; y &lt;nacimiento&gt; en este orden.</text:span></text:p>
      <text:p text:style-name="P40"><text:span text:style-name="T35"/></text:p>
      <text:p text:style-name="P11"/>
      <text:p text:style-name="P11"><text:span text:style-name="T56">6</text:span>.</text:p>
      <text:p text:style-name="P1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5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agend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agenda</text:span><text:span text:style-name="T11"> (</text:span><text:span text:style-name="T23">contact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ontacto</text:span><text:span text:style-name="T11"> (</text:span><text:span text:style-name="T23">nombre</text:span><text:span text:style-name="T38">,</text:span><text:span text:style-name="T11"> </text:span><text:span text:style-name="T23">telefonoFijo</text:span><text:span text:style-name="T38">*,</text:span><text:span text:style-name="T11"> </text:span><text:span text:style-name="T23">telefonoMovil</text:span><text:span text:style-name="T38">+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lefonoFijo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lefonoMovil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agenda</text:span><text:span text:style-name="T25">&gt;</text:span></text:p>
            <text:p text:style-name="P45"><text:span text:style-name="T29"><text:s text:c="2"/></text:span><text:span text:style-name="T25">&lt;</text:span><text:span text:style-name="T7">contac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Ayuntamiento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010</text:span><text:span text:style-name="T25">&lt;/</text:span><text:span text:style-name="T5">telefonoFijo</text:span><text:span text:style-name="T25">&gt;</text:span></text:p>
            <text:p text:style-name="P45"><text:span text:style-name="T29"><text:s text:c="2"/></text:span><text:span text:style-name="T25">&lt;/</text:span><text:span text:style-name="T5">contacto</text:span><text:span text:style-name="T25">&gt;</text:span></text:p>
            <text:p text:style-name="P45"><text:span text:style-name="T29"><text:s text:c="2"/></text:span><text:span text:style-name="T25">&lt;</text:span><text:span text:style-name="T7">contac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Emergencias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112 (Europea)</text:span><text:span text:style-name="T25">&lt;/</text:span><text:span text:style-name="T5">telefonoFijo</text:span><text:span text:style-name="T25">&gt;</text:span></text:p>
            <text:p text:style-name="P45"><text:span text:style-name="T29"><text:s text:c="4"/></text:span><text:span text:style-name="T25">&lt;</text:span><text:span text:style-name="T5">telefonoMovil</text:span><text:span text:style-name="T25">&gt;</text:span><text:span text:style-name="T29">Desconocido</text:span><text:span text:style-name="T25">&lt;/</text:span><text:span text:style-name="T5">telefonoMovil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911 (USA)</text:span><text:span text:style-name="T25">&lt;/</text:span><text:span text:style-name="T5">telefonoFijo</text:span><text:span text:style-name="T25">&gt;</text:span></text:p>
            <text:p text:style-name="P45"><text:span text:style-name="T29"><text:s text:c="2"/></text:span><text:span text:style-name="T25">&lt;/</text:span><text:span text:style-name="T5">contacto</text:span><text:span text:style-name="T25">&gt;</text:span></text:p>
            <text:p text:style-name="P45"><text:span text:style-name="T25">&lt;/</text:span><text:span text:style-name="T5">agenda</text:span><text:span text:style-name="T25">&gt;</text:span></text:p>
            <text:p text:style-name="P5"><text:span text:style-name="T25"/></text:p>
          </table:table-cell>
        </table:table-row>
      </table:table>
      <text:p text:style-name="P17"/>
      <text:p text:style-name="P22">Solución:</text:p>
      <text:p text:style-name="P22"><text:soft-page-break/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1"><text:span text:style-name="T2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agend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agenda</text:span><text:span text:style-name="T11"> (</text:span><text:span text:style-name="T23">contact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ontacto</text:span><text:span text:style-name="T11"> (</text:span><text:span text:style-name="T23">nombre</text:span><text:span text:style-name="T38">,</text:span><text:span text:style-name="T11"> </text:span><text:span text:style-name="T23">telefonoFijo</text:span><text:span text:style-name="T38">*,</text:span><text:span text:style-name="T11"> </text:span><text:span text:style-name="T23">telefonoMovil</text:span><text:span text:style-name="T38">+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lefonoFijo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lefonoMovil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agenda</text:span><text:span text:style-name="T25">&gt;</text:span></text:p>
            <text:p text:style-name="P45"><text:span text:style-name="T29"><text:s text:c="2"/></text:span><text:span text:style-name="T25">&lt;</text:span><text:span text:style-name="T5">contac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Ayuntamiento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010</text:span><text:span text:style-name="T25">&lt;/</text:span><text:span text:style-name="T5">telefonoFijo</text:span><text:span text:style-name="T25">&gt;</text:span></text:p>
            <text:p text:style-name="P45"><text:span text:style-name="T29"><text:s text:c="4"/></text:span><text:span text:style-name="T25">&lt;</text:span><text:span text:style-name="T5">telefonoMovil</text:span><text:span text:style-name="T25">&gt;&lt;/</text:span><text:span text:style-name="T5">telefonoMovil</text:span><text:span text:style-name="T25">&gt;</text:span></text:p>
            <text:p text:style-name="P45"><text:span text:style-name="T29"><text:s text:c="2"/></text:span><text:span text:style-name="T25">&lt;/</text:span><text:span text:style-name="T5">contacto</text:span><text:span text:style-name="T25">&gt;</text:span></text:p>
            <text:p text:style-name="P45"><text:span text:style-name="T29"><text:s text:c="2"/></text:span><text:span text:style-name="T25">&lt;</text:span><text:span text:style-name="T5">contac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Emergencias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112 (Europa)</text:span><text:span text:style-name="T25">&lt;/</text:span><text:span text:style-name="T5">telefonoFijo</text:span><text:span text:style-name="T25">&gt;</text:span></text:p>
            <text:p text:style-name="P45"><text:span text:style-name="T29"><text:s text:c="4"/></text:span><text:span text:style-name="T25">&lt;</text:span><text:span text:style-name="T5">telefonoFijo</text:span><text:span text:style-name="T25">&gt;</text:span><text:span text:style-name="T29">911 (USA)</text:span><text:span text:style-name="T25">&lt;/</text:span><text:span text:style-name="T5">telefonoFijo</text:span><text:span text:style-name="T25">&gt;</text:span></text:p>
            <text:p text:style-name="P45"><text:span text:style-name="T29"><text:s text:c="4"/></text:span><text:span text:style-name="T25">&lt;</text:span><text:span text:style-name="T5">telefonoMovil</text:span><text:span text:style-name="T25">&gt;</text:span><text:span text:style-name="T29">Desconocido</text:span><text:span text:style-name="T25">&lt;/</text:span><text:span text:style-name="T5">telefonoMovil</text:span><text:span text:style-name="T25">&gt;</text:span></text:p>
            <text:p text:style-name="P45"><text:span text:style-name="T29"><text:s text:c="2"/></text:span><text:span text:style-name="T25">&lt;/</text:span><text:span text:style-name="T5">contacto</text:span><text:span text:style-name="T25">&gt;</text:span></text:p>
            <text:p text:style-name="P51"><text:span text:style-name="T25">&lt;/</text:span><text:span text:style-name="T5">agenda</text:span><text:span text:style-name="T25">&gt;</text:span></text:p>
          </table:table-cell>
        </table:table-row>
      </table:table>
      <text:p text:style-name="P17"/>
      <text:p text:style-name="P22">Error<text:span text:style-name="T46">es</text:span> encontrado:</text:p>
      <text:p text:style-name="P22"/>
      <text:p text:style-name="P24">El elemento &lt;contacto&gt; puede contener primero cero o varios elementos &lt;telefonoFijo&gt; y después, uno o varios elementos &lt;telefonoMovil&gt;, pero no en otro orden.</text:p>
      <text:p text:style-name="P24"/>
      <text:p text:style-name="P24">El elemento &lt;contacto&gt; debe contener algún &lt;telefonoMovil&gt;</text:p>
      <text:p text:style-name="P22"/>
      <text:p text:style-name="P29"/>
      <text:p text:style-name="P41"><text:span text:style-name="T57">7</text:span><text:span text:style-name="T58">.</text:span></text:p>
      <text:p text:style-name="P11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aeropuerto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aeropuertos</text:span><text:span text:style-name="T11"> (</text:span><text:span text:style-name="T23">aeropuert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aeropuerto</text:span><text:span text:style-name="T11"> (</text:span><text:span text:style-name="T23">nombre</text:span><text:span text:style-name="T38">,</text:span><text:span text:style-name="T11"> </text:span><text:span text:style-name="T23">cerrado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errado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aeropuertos</text:span><text:span text:style-name="T25">&gt;</text:span></text:p>
            <text:p text:style-name="P45"><text:span text:style-name="T29"><text:s text:c="2"/></text:span><text:span text:style-name="T25">&lt;</text:span><text:span text:style-name="T7">aeropuer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Gatwick</text:span><text:span text:style-name="T25">&lt;/</text:span><text:span text:style-name="T5">nombre</text:span><text:span text:style-name="T25">&gt;</text:span></text:p>
            <text:p text:style-name="P45"><text:span text:style-name="T29"><text:s text:c="2"/></text:span><text:span text:style-name="T25">&lt;/</text:span><text:span text:style-name="T5">aeropuerto</text:span><text:span text:style-name="T25">&gt;</text:span></text:p>
            <text:p text:style-name="P45"><text:span text:style-name="T29"><text:s text:c="2"/></text:span><text:span text:style-name="T25">&lt;</text:span><text:span text:style-name="T5">aeropuer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Prat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cerrado</text:span><text:span text:style-name="T11"> </text:span><text:span text:style-name="T25">/&gt;</text:span></text:p>
            <text:p text:style-name="P45"><text:soft-page-break/><text:span text:style-name="T29"><text:s/></text:span><text:span text:style-name="T25">&lt;/</text:span><text:span text:style-name="T5">aeropuerto</text:span><text:span text:style-name="T25">&gt;</text:span></text:p>
            <text:p text:style-name="P45"><text:span text:style-name="T25">&lt;/</text:span><text:span text:style-name="T5">aeropuertos</text:span><text:span text:style-name="T25">&gt;</text:span></text:p>
          </table:table-cell>
        </table:table-row>
      </table:table>
      <text:p text:style-name="P17"/>
      <text:p text:style-name="P22">Solución:</text:p>
      <text:p text:style-name="P22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51"><text:span text:style-name="T2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aeropuerto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aeropuertos</text:span><text:span text:style-name="T11"> (</text:span><text:span text:style-name="T23">aeropuert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aeropuerto</text:span><text:span text:style-name="T11"> (</text:span><text:span text:style-name="T23">nombre</text:span><text:span text:style-name="T38">,</text:span><text:span text:style-name="T11"> </text:span><text:span text:style-name="T23">cerrado</text:span><text:span text:style-name="T38">?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nombr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errado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aeropuertos</text:span><text:span text:style-name="T25">&gt;</text:span></text:p>
            <text:p text:style-name="P45"><text:span text:style-name="T29"><text:s text:c="2"/></text:span><text:span text:style-name="T25">&lt;</text:span><text:span text:style-name="T5">aeropuer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Gatwick</text:span><text:span text:style-name="T25">&lt;/</text:span><text:span text:style-name="T5">nombre</text:span><text:span text:style-name="T25">&gt;</text:span></text:p>
            <text:p text:style-name="P45"><text:span text:style-name="T29"><text:s text:c="2"/></text:span><text:span text:style-name="T25">&lt;/</text:span><text:span text:style-name="T5">aeropuerto</text:span><text:span text:style-name="T25">&gt;</text:span></text:p>
            <text:p text:style-name="P45"><text:span text:style-name="T29"><text:s text:c="2"/></text:span><text:span text:style-name="T25">&lt;</text:span><text:span text:style-name="T5">aeropuerto</text:span><text:span text:style-name="T25">&gt;</text:span></text:p>
            <text:p text:style-name="P45"><text:span text:style-name="T29"><text:s text:c="4"/></text:span><text:span text:style-name="T25">&lt;</text:span><text:span text:style-name="T5">nombre</text:span><text:span text:style-name="T25">&gt;</text:span><text:span text:style-name="T29">Prat</text:span><text:span text:style-name="T25">&lt;/</text:span><text:span text:style-name="T5">nombre</text:span><text:span text:style-name="T25">&gt;</text:span></text:p>
            <text:p text:style-name="P45"><text:span text:style-name="T29"><text:s text:c="4"/></text:span><text:span text:style-name="T25">&lt;</text:span><text:span text:style-name="T5">cerrado</text:span><text:span text:style-name="T11"> </text:span><text:span text:style-name="T25">/&gt;</text:span></text:p>
            <text:p text:style-name="P45"><text:span text:style-name="T29"><text:s/></text:span><text:span text:style-name="T25">&lt;/</text:span><text:span text:style-name="T5">aeropuerto</text:span><text:span text:style-name="T25">&gt;</text:span></text:p>
            <text:p text:style-name="P51"><text:span text:style-name="T25">&lt;/</text:span><text:span text:style-name="T5">aeropuertos</text:span><text:span text:style-name="T25">&gt;</text:span></text:p>
          </table:table-cell>
        </table:table-row>
      </table:table>
      <text:p text:style-name="P17"/>
      <text:p text:style-name="P22">Error<text:span text:style-name="T47">es</text:span> encontrado<text:span text:style-name="T47">s</text:span>:</text:p>
      <text:p text:style-name="P22"/>
      <text:p text:style-name="P25">El elemento &lt;aeropuerto&gt; debe contener un elemento &lt;cerrado&gt;, pero realmente ese elemento no debería ser obligatorio.</text:p>
      <text:p text:style-name="P29"/>
      <text:p text:style-name="P11"/>
      <text:p text:style-name="P11"><text:span text:style-name="T56">8</text:span>.</text:p>
      <text:p text:style-name="P11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5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mensaj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mensajes</text:span><text:span text:style-name="T11"> (</text:span><text:span text:style-name="T23">mensaje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d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para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hora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xto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strong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7">mensajes</text:span><text:span text:style-name="T25">&gt;</text:span></text:p>
            <text:p text:style-name="P45"><text:span text:style-name="T29"><text:s text:c="2"/></text:span><text:span text:style-name="T25">&lt;</text:span><text:span text:style-name="T5">mensaje</text:span><text:span text:style-name="T25">&gt;</text:span></text:p>
            <text:p text:style-name="P45"><text:span text:style-name="T29"><text:s text:c="4"/></text:span><text:span text:style-name="T25">&lt;</text:span><text:span text:style-name="T5">de</text:span><text:span text:style-name="T25">&gt;</text:span><text:span text:style-name="T29">Pepe</text:span><text:span text:style-name="T25">&lt;/</text:span><text:span text:style-name="T5">de</text:span><text:span text:style-name="T25">&gt;</text:span></text:p>
            <text:p text:style-name="P45"><text:span text:style-name="T29"><text:s text:c="4"/></text:span><text:span text:style-name="T25">&lt;</text:span><text:span text:style-name="T5">para</text:span><text:span text:style-name="T25">&gt;</text:span><text:span text:style-name="T29">Juan</text:span><text:span text:style-name="T25">&lt;/</text:span><text:span text:style-name="T5">para</text:span><text:span text:style-name="T25">&gt;</text:span></text:p>
            <text:p text:style-name="P45"><text:span text:style-name="T29"><text:s text:c="4"/></text:span><text:span text:style-name="T25">&lt;</text:span><text:span text:style-name="T5">hora</text:span><text:span text:style-name="T25">&gt;</text:span><text:span text:style-name="T29">10:00</text:span><text:span text:style-name="T25">&lt;/</text:span><text:span text:style-name="T5">hora</text:span><text:span text:style-name="T25">&gt;</text:span></text:p>
            <text:p text:style-name="P45"><text:span text:style-name="T29"><text:s text:c="4"/></text:span><text:span text:style-name="T25">&lt;</text:span><text:span text:style-name="T5">texto</text:span><text:span text:style-name="T25">&gt;</text:span><text:span text:style-name="T29">¿Hola,que tal?</text:span><text:span text:style-name="T25">&lt;/</text:span><text:span text:style-name="T5">texto</text:span><text:span text:style-name="T25">&gt;</text:span></text:p>
            <text:p text:style-name="P45"><text:span text:style-name="T29"><text:s text:c="2"/></text:span><text:span text:style-name="T25">&lt;/</text:span><text:span text:style-name="T5">mensaje</text:span><text:span text:style-name="T25">&gt;</text:span></text:p>
            <text:p text:style-name="P45"><text:span text:style-name="T29"><text:s text:c="2"/></text:span><text:span text:style-name="T25">&lt;</text:span><text:span text:style-name="T5">mensaje</text:span><text:span text:style-name="T25">&gt;</text:span></text:p>
            <text:p text:style-name="P45"><text:span text:style-name="T29"><text:s text:c="4"/></text:span><text:span text:style-name="T25">&lt;</text:span><text:span text:style-name="T5">de</text:span><text:span text:style-name="T25">&gt;</text:span><text:span text:style-name="T29">Juan</text:span><text:span text:style-name="T25">&lt;/</text:span><text:span text:style-name="T5">de</text:span><text:span text:style-name="T25">&gt;</text:span></text:p>
            <text:p text:style-name="P45"><text:soft-page-break/><text:span text:style-name="T29"><text:s text:c="4"/></text:span><text:span text:style-name="T25">&lt;</text:span><text:span text:style-name="T5">para</text:span><text:span text:style-name="T25">&gt;</text:span><text:span text:style-name="T29">Pepe</text:span><text:span text:style-name="T25">&lt;/</text:span><text:span text:style-name="T5">para</text:span><text:span text:style-name="T25">&gt;</text:span></text:p>
            <text:p text:style-name="P45"><text:span text:style-name="T29"><text:s text:c="4"/></text:span><text:span text:style-name="T25">&lt;</text:span><text:span text:style-name="T5">hora</text:span><text:span text:style-name="T25">&gt;</text:span><text:span text:style-name="T29">10:01</text:span><text:span text:style-name="T25">&lt;/</text:span><text:span text:style-name="T5">hora</text:span><text:span text:style-name="T25">&gt;</text:span></text:p>
            <text:p text:style-name="P45"><text:span text:style-name="T29"><text:s text:c="4"/></text:span><text:span text:style-name="T25">&lt;</text:span><text:span text:style-name="T7">texto</text:span><text:span text:style-name="T25">&gt;</text:span><text:span text:style-name="T29">Aquí, un poco </text:span><text:span text:style-name="T25">&lt;</text:span><text:span text:style-name="T5">strong</text:span><text:span text:style-name="T25">&gt;</text:span><text:span text:style-name="T29">aburrido</text:span><text:span text:style-name="T25">&lt;/</text:span><text:span text:style-name="T5">strong</text:span><text:span text:style-name="T25">&gt;&lt;/</text:span><text:span text:style-name="T5">texto</text:span><text:span text:style-name="T25">&gt;</text:span></text:p>
            <text:p text:style-name="P45"><text:span text:style-name="T29"><text:s text:c="2"/></text:span><text:span text:style-name="T25">&lt;/</text:span><text:span text:style-name="T5">mensaje</text:span><text:span text:style-name="T25">&gt;</text:span></text:p>
            <text:p text:style-name="P45"><text:span text:style-name="T25">&lt;/</text:span><text:span text:style-name="T5">mensajes</text:span><text:span text:style-name="T25">&gt;</text:span></text:p>
            <text:p text:style-name="P5"><text:span text:style-name="T25"/></text:p>
          </table:table-cell>
        </table:table-row>
      </table:table>
      <text:p text:style-name="P17"/>
      <text:p text:style-name="P22">Solución:</text:p>
      <text:p text:style-name="P22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1"><text:span text:style-name="T2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mensaj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mensajes</text:span><text:span text:style-name="T11"> (</text:span><text:span text:style-name="T23">mensaje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mensaje</text:span><text:span text:style-name="T11"> (</text:span><text:span text:style-name="T23">de</text:span><text:span text:style-name="T38">,</text:span><text:span text:style-name="T11"> </text:span><text:span text:style-name="T23">para</text:span><text:span text:style-name="T38">,</text:span><text:span text:style-name="T11"> </text:span><text:span text:style-name="T23">hora</text:span><text:span text:style-name="T38">,</text:span><text:span text:style-name="T11"> </text:span><text:span text:style-name="T23">texto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de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para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hora</text:span><text:span text:style-name="T11"> </text:span><text:span text:style-name="T23">(#PCDATA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texto</text:span><text:span text:style-name="T11"> </text:span><text:span text:style-name="T23">ANY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strong</text:span><text:span text:style-name="T11"> </text:span><text:span text:style-name="T23">(#PCDATA)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mensajes</text:span><text:span text:style-name="T25">&gt;</text:span></text:p>
            <text:p text:style-name="P45"><text:span text:style-name="T29"><text:s text:c="2"/></text:span><text:span text:style-name="T25">&lt;</text:span><text:span text:style-name="T5">mensaje</text:span><text:span text:style-name="T25">&gt;</text:span></text:p>
            <text:p text:style-name="P45"><text:span text:style-name="T29"><text:s text:c="4"/></text:span><text:span text:style-name="T25">&lt;</text:span><text:span text:style-name="T5">de</text:span><text:span text:style-name="T25">&gt;</text:span><text:span text:style-name="T29">Pepe</text:span><text:span text:style-name="T25">&lt;/</text:span><text:span text:style-name="T5">de</text:span><text:span text:style-name="T25">&gt;</text:span></text:p>
            <text:p text:style-name="P45"><text:span text:style-name="T29"><text:s text:c="4"/></text:span><text:span text:style-name="T25">&lt;</text:span><text:span text:style-name="T5">para</text:span><text:span text:style-name="T25">&gt;</text:span><text:span text:style-name="T29">Juan</text:span><text:span text:style-name="T25">&lt;/</text:span><text:span text:style-name="T5">para</text:span><text:span text:style-name="T25">&gt;</text:span></text:p>
            <text:p text:style-name="P45"><text:span text:style-name="T29"><text:s text:c="4"/></text:span><text:span text:style-name="T25">&lt;</text:span><text:span text:style-name="T5">hora</text:span><text:span text:style-name="T25">&gt;</text:span><text:span text:style-name="T29">10:00</text:span><text:span text:style-name="T25">&lt;/</text:span><text:span text:style-name="T5">hora</text:span><text:span text:style-name="T25">&gt;</text:span></text:p>
            <text:p text:style-name="P45"><text:span text:style-name="T29"><text:s text:c="4"/></text:span><text:span text:style-name="T25">&lt;</text:span><text:span text:style-name="T5">texto</text:span><text:span text:style-name="T25">&gt;</text:span><text:span text:style-name="T29">¿Hola,que tal?</text:span><text:span text:style-name="T25">&lt;/</text:span><text:span text:style-name="T5">texto</text:span><text:span text:style-name="T25">&gt;</text:span></text:p>
            <text:p text:style-name="P45"><text:span text:style-name="T29"><text:s text:c="2"/></text:span><text:span text:style-name="T25">&lt;/</text:span><text:span text:style-name="T5">mensaje</text:span><text:span text:style-name="T25">&gt;</text:span></text:p>
            <text:p text:style-name="P45"><text:span text:style-name="T29"><text:s text:c="2"/></text:span><text:span text:style-name="T25">&lt;</text:span><text:span text:style-name="T5">mensaje</text:span><text:span text:style-name="T25">&gt;</text:span></text:p>
            <text:p text:style-name="P45"><text:span text:style-name="T29"><text:s text:c="4"/></text:span><text:span text:style-name="T25">&lt;</text:span><text:span text:style-name="T5">de</text:span><text:span text:style-name="T25">&gt;</text:span><text:span text:style-name="T29">Juan</text:span><text:span text:style-name="T25">&lt;/</text:span><text:span text:style-name="T5">de</text:span><text:span text:style-name="T25">&gt;</text:span></text:p>
            <text:p text:style-name="P45"><text:span text:style-name="T29"><text:s text:c="4"/></text:span><text:span text:style-name="T25">&lt;</text:span><text:span text:style-name="T5">para</text:span><text:span text:style-name="T25">&gt;</text:span><text:span text:style-name="T29">Pepe</text:span><text:span text:style-name="T25">&lt;/</text:span><text:span text:style-name="T5">para</text:span><text:span text:style-name="T25">&gt;</text:span></text:p>
            <text:p text:style-name="P45"><text:span text:style-name="T29"><text:s text:c="4"/></text:span><text:span text:style-name="T25">&lt;</text:span><text:span text:style-name="T5">hora</text:span><text:span text:style-name="T25">&gt;</text:span><text:span text:style-name="T29">10:01</text:span><text:span text:style-name="T25">&lt;/</text:span><text:span text:style-name="T5">hora</text:span><text:span text:style-name="T25">&gt;</text:span></text:p>
            <text:p text:style-name="P45"><text:span text:style-name="T29"><text:s text:c="4"/></text:span><text:span text:style-name="T25">&lt;</text:span><text:span text:style-name="T5">texto</text:span><text:span text:style-name="T25">&gt;</text:span><text:span text:style-name="T29">Aquí, un poco </text:span><text:span text:style-name="T25">&lt;</text:span><text:span text:style-name="T5">strong</text:span><text:span text:style-name="T25">&gt;</text:span><text:span text:style-name="T29">aburrido</text:span><text:span text:style-name="T25">&lt;/</text:span><text:span text:style-name="T5">strong</text:span><text:span text:style-name="T25">&gt;&lt;/</text:span><text:span text:style-name="T5">texto</text:span><text:span text:style-name="T25">&gt;</text:span></text:p>
            <text:p text:style-name="P45"><text:span text:style-name="T29"><text:s text:c="2"/></text:span><text:span text:style-name="T25">&lt;/</text:span><text:span text:style-name="T5">mensaje</text:span><text:span text:style-name="T25">&gt;</text:span></text:p>
            <text:p text:style-name="P45"><text:span text:style-name="T25">&lt;/</text:span><text:span text:style-name="T5">mensajes</text:span><text:span text:style-name="T25">&gt;</text:span></text:p>
          </table:table-cell>
        </table:table-row>
      </table:table>
      <text:p text:style-name="P17"/>
      <text:p text:style-name="P22">Error<text:span text:style-name="T48">es </text:span>encontrado<text:span text:style-name="T48">s</text:span>:</text:p>
      <text:p text:style-name="P29"/>
      <text:p text:style-name="P31">Según la DTD, el elemento raíz solo contiene un elemento &lt;mensaje&gt;, pero hay varios.</text:p>
      <text:p text:style-name="P31"/>
      <text:p text:style-name="P31">El elemento &lt;mensaje&gt; no está definido en la DTD.</text:p>
      <text:p text:style-name="P31"/>
      <text:p text:style-name="P31">Según la DTD, el elemento &lt;texto&gt; no contempla etiquetas anidadas.</text:p>
      <text:p text:style-name="P29"/>
      <text:p text:style-name="P41"><text:span text:style-name="T35"/></text:p>
      <text:p text:style-name="P11"><text:span text:style-name="T56">9</text:span>.</text:p>
      <text:p text:style-name="P11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5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person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persona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persona</text:span><text:span text:style-name="T11"> nombre </text:span><text:span text:style-name="T38">CDATA</text:span><text:span text:style-name="T11"> </text:span><text:span text:style-name="T38">#IMPLIED</text:span><text:span text:style-name="T21">&gt;</text:span></text:p>
            <text:p text:style-name="P45"><text:soft-page-break/><text:span text:style-name="T11">]</text:span><text:span text:style-name="T19">&gt;</text:span></text:p>
            <text:p text:style-name="P46"/>
            <text:p text:style-name="P45"><text:span text:style-name="T25">&lt;</text:span><text:span text:style-name="T5">persona</text:span><text:span text:style-name="T11"> </text:span><text:span text:style-name="T13">dni</text:span><text:span text:style-name="T15">=</text:span><text:span text:style-name="T17">"03141592E"</text:span><text:span text:style-name="T11"> </text:span><text:span text:style-name="T25">/&gt;</text:span></text:p>
            <text:p text:style-name="P5"><text:span text:style-name="T25"/></text:p>
          </table:table-cell>
        </table:table-row>
      </table:table>
      <text:p text:style-name="P17"/>
      <text:p text:style-name="P22">Solución:</text:p>
      <text:p text:style-name="P22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51"><text:span text:style-name="T2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person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persona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persona</text:span><text:span text:style-name="T11"> nombre </text:span><text:span text:style-name="T38">CDATA</text:span><text:span text:style-name="T11"> </text:span><text:span text:style-name="T38">#IMPLI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persona</text:span><text:span text:style-name="T11"> </text:span><text:span text:style-name="T25">/&gt;</text:span></text:p>
            <text:p text:style-name="P51"><text:span text:style-name="T26"/></text:p>
          </table:table-cell>
        </table:table-row>
      </table:table>
      <text:p text:style-name="P17"/>
      <text:p text:style-name="P22">Error<text:span text:style-name="T49">es</text:span> encontrado<text:span text:style-name="T49">s</text:span>:</text:p>
      <text:p text:style-name="P22"/>
      <text:p text:style-name="P34">No se ha definido el atributo <text:span text:style-name="T50">dni</text:span><text:span text:style-name="T51"> en la DTD</text:span></text:p>
      <text:p text:style-name="P29"/>
      <text:p text:style-name="P41"><text:span text:style-name="T35"/></text:p>
      <text:p text:style-name="P11"><text:span text:style-name="T56">10</text:span>.</text:p>
      <text:p text:style-name="P11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5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cuadro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cuadros</text:span><text:span text:style-name="T11"> (</text:span><text:span text:style-name="T23">cuadr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uadro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cuadro</text:span><text:span text:style-name="T11"> titulo </text:span><text:span text:style-name="T38">ID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cuadro</text:span><text:span text:style-name="T11"> autor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cuadros</text:span><text:span text:style-name="T25">&gt;</text:span></text:p>
            <text:p text:style-name="P45"><text:span text:style-name="T29"><text:s text:c="2"/></text:span><text:span text:style-name="T25">&lt;</text:span><text:span text:style-name="T5">cuadro</text:span><text:span text:style-name="T11"> </text:span><text:span text:style-name="T12">titulo</text:span><text:span text:style-name="T15">=</text:span><text:span text:style-name="T17">"Adán y Eva"</text:span><text:span text:style-name="T11"> </text:span><text:span text:style-name="T12">autor</text:span><text:span text:style-name="T15">=</text:span><text:span text:style-name="T17">"Alberto Durero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cuadro</text:span><text:span text:style-name="T11"> </text:span><text:span text:style-name="T12">autor</text:span><text:span text:style-name="T15">=</text:span><text:span text:style-name="T17">"Lucas Cranach, el viejo"</text:span><text:span text:style-name="T11"> </text:span><text:span text:style-name="T12">titulo</text:span><text:span text:style-name="T15">=</text:span><text:span text:style-name="T17">"Adán y Eva"</text:span><text:span text:style-name="T11"> </text:span><text:span text:style-name="T25">/&gt;</text:span></text:p>
            <text:p text:style-name="P45"><text:span text:style-name="T25">&lt;/</text:span><text:span text:style-name="T5">cuadros</text:span><text:span text:style-name="T25">&gt;</text:span></text:p>
            <text:p text:style-name="P5"><text:span text:style-name="T25"/></text:p>
          </table:table-cell>
        </table:table-row>
      </table:table>
      <text:p text:style-name="P17"/>
      <text:p text:style-name="P22">Solución:</text:p>
      <text:p text:style-name="P22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51"><text:span text:style-name="T2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cuadro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cuadros</text:span><text:span text:style-name="T11"> (</text:span><text:span text:style-name="T23">cuadro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cuadro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cuadro</text:span><text:span text:style-name="T11"> titulo </text:span><text:span text:style-name="T38">ID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cuadro</text:span><text:span text:style-name="T11"> autor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cuadros</text:span><text:span text:style-name="T25">&gt;</text:span></text:p>
            <text:p text:style-name="P45"><text:span text:style-name="T29"><text:s text:c="2"/></text:span><text:span text:style-name="T25">&lt;</text:span><text:span text:style-name="T5">cuadro</text:span><text:span text:style-name="T11"> </text:span><text:span text:style-name="T12">titulo</text:span><text:span text:style-name="T15">=</text:span><text:span text:style-name="T17">"Adán_y_Eva_1"</text:span><text:span text:style-name="T11"> </text:span><text:span text:style-name="T12">autor</text:span><text:span text:style-name="T15">=</text:span><text:span text:style-name="T17">"Alberto Durero"</text:span><text:span text:style-name="T11"> </text:span><text:span text:style-name="T25">/&gt;</text:span></text:p>
            <text:p text:style-name="P45"><text:soft-page-break/><text:span text:style-name="T29"><text:s text:c="2"/></text:span><text:span text:style-name="T25">&lt;</text:span><text:span text:style-name="T5">cuadro</text:span><text:span text:style-name="T11"> </text:span><text:span text:style-name="T12">autor</text:span><text:span text:style-name="T15">=</text:span><text:span text:style-name="T17">"Lucas Cranach, el viejo"</text:span><text:span text:style-name="T11"> </text:span><text:span text:style-name="T12">titulo</text:span><text:span text:style-name="T15">=</text:span><text:span text:style-name="T17">"Adán_y_Eva_2"</text:span><text:span text:style-name="T11"> </text:span><text:span text:style-name="T25">/&gt;</text:span></text:p>
            <text:p text:style-name="P51"><text:span text:style-name="T25">&lt;/</text:span><text:span text:style-name="T5">cuadros</text:span><text:span text:style-name="T25">&gt;</text:span></text:p>
          </table:table-cell>
        </table:table-row>
      </table:table>
      <text:p text:style-name="P17"/>
      <text:p text:style-name="P22">Error encontrado:</text:p>
      <text:p text:style-name="P29"/>
      <text:p text:style-name="P42"><text:span text:style-name="T35">E</text:span><text:span text:style-name="T32">l atributo </text:span><text:span text:style-name="T36">titulo </text:span><text:span text:style-name="T37">no se puede repetir.</text:span></text:p>
      <text:p text:style-name="P42"><text:span text:style-name="T37"/></text:p>
      <text:p text:style-name="P42"><text:span text:style-name="T37"/></text:p>
      <text:p text:style-name="P44"><text:span text:style-name="T57">11</text:span><text:span text:style-name="T58">.</text:span></text:p>
      <text:p text:style-name="P12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listaCompr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listaCompra</text:span><text:span text:style-name="T11"> (</text:span><text:span text:style-name="T23">item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item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tem</text:span><text:span text:style-name="T11"> nombre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tem</text:span><text:span text:style-name="T11"> cantidad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8">listaCompra</text:span><text:span text:style-name="T25">&gt;</text:span></text:p>
            <text:p text:style-name="P45"><text:span text:style-name="T29"><text:s text:c="2"/></text:span><text:span text:style-name="T25">&lt;</text:span><text:span text:style-name="T5">leche</text:span><text:span text:style-name="T11"> </text:span><text:span text:style-name="T12">cantidad</text:span><text:span text:style-name="T15">=</text:span><text:span text:style-name="T17">"12 litros"</text:span><text:span text:style-name="T11"> </text:span><text:span text:style-name="T25">&gt;&lt;/</text:span><text:span text:style-name="T5">leche</text:span><text:span text:style-name="T25">&gt;</text:span></text:p>
            <text:p text:style-name="P45"><text:span text:style-name="T29"><text:s text:c="2"/></text:span><text:span text:style-name="T25">&lt;</text:span><text:span text:style-name="T5">pan</text:span><text:span text:style-name="T11"> </text:span><text:span text:style-name="T12">cantidad</text:span><text:span text:style-name="T15">=</text:span><text:span text:style-name="T17">"3 barras de cuarto"</text:span><text:span text:style-name="T11"> </text:span><text:span text:style-name="T25">/&gt;</text:span></text:p>
            <text:p text:style-name="P45"><text:span text:style-name="T25">&lt;/</text:span><text:span text:style-name="T5">listaCompra</text:span><text:span text:style-name="T25">&gt;</text:span></text:p>
            <text:p text:style-name="P6"><text:span text:style-name="T25"/></text:p>
          </table:table-cell>
        </table:table-row>
      </table:table>
      <text:p text:style-name="P18"/>
      <text:p text:style-name="P23">Solución:</text:p>
      <text:p text:style-name="P23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5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listaCompra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listaCompra</text:span><text:span text:style-name="T11"> (</text:span><text:span text:style-name="T23">item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item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tem</text:span><text:span text:style-name="T11"> nombre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tem</text:span><text:span text:style-name="T11"> cantidad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listaCompra</text:span><text:span text:style-name="T25">&gt;</text:span></text:p>
            <text:p text:style-name="P45"><text:span text:style-name="T29"><text:s text:c="2"/></text:span><text:span text:style-name="T25">&lt;</text:span><text:span text:style-name="T5">item</text:span><text:span text:style-name="T11"> </text:span><text:span text:style-name="T12">nombre</text:span><text:span text:style-name="T15">=</text:span><text:span text:style-name="T17">"leche"</text:span><text:span text:style-name="T11"> </text:span><text:span text:style-name="T12">cantidad</text:span><text:span text:style-name="T15">=</text:span><text:span text:style-name="T17">"12 litros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tem</text:span><text:span text:style-name="T11"> </text:span><text:span text:style-name="T12">nombre</text:span><text:span text:style-name="T15">=</text:span><text:span text:style-name="T17">"pan"</text:span><text:span text:style-name="T11"> </text:span><text:span text:style-name="T12">cantidad</text:span><text:span text:style-name="T15">=</text:span><text:span text:style-name="T17">"3 barras de cuarto"</text:span><text:span text:style-name="T11"> </text:span><text:span text:style-name="T25">/&gt;</text:span></text:p>
            <text:p text:style-name="P52"><text:span text:style-name="T25">&lt;/</text:span><text:span text:style-name="T5">listaCompra</text:span><text:span text:style-name="T25">&gt;</text:span></text:p>
          </table:table-cell>
        </table:table-row>
      </table:table>
      <text:p text:style-name="P18"/>
      <text:p text:style-name="P23">Error<text:span text:style-name="T52">es</text:span> encontrado<text:span text:style-name="T52">s</text:span>:</text:p>
      <text:p text:style-name="P23"/>
      <text:p text:style-name="P35">Los elementos &lt;leche&gt; y &lt;pan&gt; no existen.</text:p>
      <text:p text:style-name="P23"/>
      <text:p text:style-name="P23"/>
      <text:p text:style-name="P12"><text:span text:style-name="T53">1</text:span><text:span text:style-name="T56">2</text:span>.</text:p>
      <text:p text:style-name="P12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futbol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futbol</text:span><text:span text:style-name="T11"> ((</text:span><text:span text:style-name="T23">jugador</text:span><text:span text:style-name="T38">|</text:span><text:span text:style-name="T23">equipo</text:span><text:span text:style-name="T11">)</text:span><text:span text:style-name="T38">*</text:span><text:span text:style-name="T11">)</text:span><text:span text:style-name="T21">&gt;</text:span></text:p>
            <text:p text:style-name="P45"><text:soft-page-break/><text:span text:style-name="T11"><text:s text:c="2"/></text:span><text:span text:style-name="T21">&lt;!ELEMENT</text:span><text:span text:style-name="T11"> </text:span><text:span text:style-name="T23">jugador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jugador</text:span><text:span text:style-name="T11"> nombre </text:span><text:span text:style-name="T38">NMTOKENS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jugador</text:span><text:span text:style-name="T11"> codigo </text:span><text:span text:style-name="T38">ID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equipo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equipo</text:span><text:span text:style-name="T11"> nombre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equipo</text:span><text:span text:style-name="T11"> jugadores </text:span><text:span text:style-name="T38">IDREFS</text:span><text:span text:style-name="T11"> </text:span><text:span text:style-name="T38">#IMPLI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futbol</text:span><text:span text:style-name="T25">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Alfredo Di Stéfano"</text:span><text:span text:style-name="T11"> </text:span><text:span text:style-name="T12">codigo</text:span><text:span text:style-name="T15">=</text:span><text:span text:style-name="T17">"ads"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Edison Arantes do Nascimento"</text:span><text:span text:style-name="T11"> </text:span><text:span text:style-name="T12">codigo</text:span><text:span text:style-name="T15">=</text:span><text:span text:style-name="T17">"ean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Diego Armando Maradona"</text:span><text:span text:style-name="T11"> </text:span><text:span text:style-name="T12">codigo</text:span><text:span text:style-name="T15">=</text:span><text:span text:style-name="T17">"dam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Johan Cruyff"</text:span><text:span text:style-name="T11"> </text:span><text:span text:style-name="T12">codigo</text:span><text:span text:style-name="T15">=</text:span><text:span text:style-name="T17">"jc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equipo</text:span><text:span text:style-name="T11"> </text:span><text:span text:style-name="T12">nombre</text:span><text:span text:style-name="T15">=</text:span><text:span text:style-name="T17">"Società Sportiva Calcio Napoli"</text:span><text:span text:style-name="T11"> </text:span><text:span text:style-name="T12">jugadores</text:span><text:span text:style-name="T15">=</text:span><text:span text:style-name="T17">"Maradona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equipo</text:span><text:span text:style-name="T11"> </text:span><text:span text:style-name="T12">nombre</text:span><text:span text:style-name="T15">=</text:span><text:span text:style-name="T17">"Futbol Club Barcelona"</text:span><text:span text:style-name="T11"> </text:span><text:span text:style-name="T12">jugadores</text:span><text:span text:style-name="T15">=</text:span><text:span text:style-name="T17">"Cruyff, Maradona"</text:span><text:span text:style-name="T11"> </text:span><text:span text:style-name="T25">/&gt;</text:span></text:p>
            <text:p text:style-name="P45"><text:span text:style-name="T25">&lt;/</text:span><text:span text:style-name="T5">futbol</text:span><text:span text:style-name="T25">&gt;</text:span></text:p>
            <text:p text:style-name="P6"><text:span text:style-name="T25"/></text:p>
          </table:table-cell>
        </table:table-row>
      </table:table>
      <text:p text:style-name="P18"/>
      <text:p text:style-name="P23">Solución:</text:p>
      <text:p text:style-name="P23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5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futbol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futbol</text:span><text:span text:style-name="T11"> ((</text:span><text:span text:style-name="T23">jugador</text:span><text:span text:style-name="T38">|</text:span><text:span text:style-name="T23">equipo</text:span><text:span text:style-name="T11">)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jugador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jugador</text:span><text:span text:style-name="T11"> nombre </text:span><text:span text:style-name="T38">NMTOKENS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jugador</text:span><text:span text:style-name="T11"> codigo </text:span><text:span text:style-name="T38">ID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equipo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equipo</text:span><text:span text:style-name="T11"> nombre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equipo</text:span><text:span text:style-name="T11"> jugadores </text:span><text:span text:style-name="T38">IDREFS</text:span><text:span text:style-name="T11"> </text:span><text:span text:style-name="T38">#IMPLI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futbol</text:span><text:span text:style-name="T25">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Alfredo Di Stéfano"</text:span><text:span text:style-name="T11"> </text:span><text:span text:style-name="T12">codigo</text:span><text:span text:style-name="T15">=</text:span><text:span text:style-name="T17">"ads"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Edison Arantes do Nascimento"</text:span><text:span text:style-name="T11"> </text:span><text:span text:style-name="T12">codigo</text:span><text:span text:style-name="T15">=</text:span><text:span text:style-name="T17">"ean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Diego Armando Maradona"</text:span><text:span text:style-name="T11"> </text:span><text:span text:style-name="T12">codigo</text:span><text:span text:style-name="T15">=</text:span><text:span text:style-name="T17">"dam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jugador</text:span><text:span text:style-name="T11"> </text:span><text:span text:style-name="T12">nombre</text:span><text:span text:style-name="T15">=</text:span><text:span text:style-name="T17">"Johan Cruyff"</text:span><text:span text:style-name="T11"> </text:span><text:span text:style-name="T12">codigo</text:span><text:span text:style-name="T15">=</text:span><text:span text:style-name="T17">"jc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equipo</text:span><text:span text:style-name="T11"> </text:span><text:span text:style-name="T12">nombre</text:span><text:span text:style-name="T15">=</text:span><text:span text:style-name="T17">"Società Sportiva Calcio Napoli"</text:span><text:span text:style-name="T11"> </text:span><text:span text:style-name="T12">jugadores</text:span><text:span text:style-name="T15">=</text:span><text:span text:style-name="T17">"dam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equipo</text:span><text:span text:style-name="T11"> </text:span><text:span text:style-name="T12">nombre</text:span><text:span text:style-name="T15">=</text:span><text:span text:style-name="T17">"Futbol Club Barcelona"</text:span><text:span text:style-name="T11"> </text:span><text:span text:style-name="T12">jugadores</text:span><text:span text:style-name="T15">=</text:span><text:span text:style-name="T17">"jc dam"</text:span><text:span text:style-name="T11"> </text:span><text:span text:style-name="T25">/&gt;</text:span></text:p>
            <text:p text:style-name="P52"><text:span text:style-name="T25">&lt;/</text:span><text:span text:style-name="T5">futbol</text:span><text:span text:style-name="T25">&gt;</text:span></text:p>
          </table:table-cell>
        </table:table-row>
      </table:table>
      <text:p text:style-name="P18"/>
      <text:p text:style-name="P23">Error<text:span text:style-name="T53">es</text:span> encontrado:</text:p>
      <text:p text:style-name="P30"/>
      <text:p text:style-name="P32">Un atributo de tipo IDREFS debe contener valores que coincidan con valores de atributos de tipo ID.</text:p>
      <text:p text:style-name="P32"/>
      <text:p text:style-name="P32">Los valores de un atributo de tipo IDREFS deben separarse con espacios y no con comas.</text:p>
      <text:p text:style-name="P43"><text:span text:style-name="T37"/></text:p>
      <text:p text:style-name="P12"/>
      <text:p text:style-name="P12"/>
      <text:p text:style-name="P12"/>
      <text:p text:style-name="P12"><text:soft-page-break/><text:span text:style-name="T54">1</text:span><text:span text:style-name="T56">3</text:span>.</text:p>
      <text:p text:style-name="P12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6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inventor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inventores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inventor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nventor</text:span><text:span text:style-name="T11"> invent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nventor</text:span><text:span text:style-name="T11"> nombre </text:span><text:span text:style-name="T38">ID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inventores</text:span><text:span text:style-name="T25">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Robert Adler"</text:span><text:span text:style-name="T11"> </text:span><text:span text:style-name="T12">invento</text:span><text:span text:style-name="T15">=</text:span><text:span text:style-name="T17">"Mando a distancia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Laszlo Josef Biro"</text:span><text:span text:style-name="T11"> </text:span><text:span text:style-name="T12">invento</text:span><text:span text:style-name="T15">=</text:span><text:span text:style-name="T17">"Bolígrafo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Josephine Garis Cochran"</text:span><text:span text:style-name="T11"> </text:span><text:span text:style-name="T12">invento</text:span><text:span text:style-name="T15">=</text:span><text:span text:style-name="T17">"Lavaplatos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invento</text:span><text:span text:style-name="T15">=</text:span><text:span text:style-name="T17">"Fuego"</text:span><text:span text:style-name="T11"> </text:span><text:span text:style-name="T25">/&gt;</text:span></text:p>
            <text:p text:style-name="P45"><text:span text:style-name="T25">&lt;/</text:span><text:span text:style-name="T5">inventores</text:span><text:span text:style-name="T25">&gt;</text:span></text:p>
            <text:p text:style-name="P6"><text:span text:style-name="T25"/></text:p>
          </table:table-cell>
        </table:table-row>
      </table:table>
      <text:p text:style-name="P18"/>
      <text:p text:style-name="P23">Solución:</text:p>
      <text:p text:style-name="P23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5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inventor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inventores</text:span><text:span text:style-name="T11"> (</text:span><text:span text:style-name="T23">inventor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inventor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nventor</text:span><text:span text:style-name="T11"> invent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inventor</text:span><text:span text:style-name="T11"> nombre </text:span><text:span text:style-name="T38">CDATA</text:span><text:span text:style-name="T11"> <text:s/></text:span><text:span text:style-name="T38">#IMPLI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inventores</text:span><text:span text:style-name="T25">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Robert Adler"</text:span><text:span text:style-name="T11"> </text:span><text:span text:style-name="T12">invento</text:span><text:span text:style-name="T15">=</text:span><text:span text:style-name="T17">"Mando a distancia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Laszlo Josef Biro"</text:span><text:span text:style-name="T11"> </text:span><text:span text:style-name="T12">invento</text:span><text:span text:style-name="T15">=</text:span><text:span text:style-name="T17">"Bolígrafo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nombre</text:span><text:span text:style-name="T15">=</text:span><text:span text:style-name="T17">"Josephine Garis Cochran"</text:span><text:span text:style-name="T11"> </text:span><text:span text:style-name="T12">invento</text:span><text:span text:style-name="T15">=</text:span><text:span text:style-name="T17">"Lavaplatos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inventor</text:span><text:span text:style-name="T11"> </text:span><text:span text:style-name="T12">invento</text:span><text:span text:style-name="T15">=</text:span><text:span text:style-name="T17">"Fuego"</text:span><text:span text:style-name="T11"> </text:span><text:span text:style-name="T25">/&gt;</text:span></text:p>
            <text:p text:style-name="P52"><text:span text:style-name="T25">&lt;/</text:span><text:span text:style-name="T5">inventores</text:span><text:span text:style-name="T25">&gt;</text:span></text:p>
          </table:table-cell>
        </table:table-row>
      </table:table>
      <text:p text:style-name="P18"/>
      <text:p text:style-name="P23">Error<text:span text:style-name="T55">es</text:span> encontrado<text:span text:style-name="T55">s</text:span>:</text:p>
      <text:p text:style-name="P23"/>
      <text:p text:style-name="P36">La definición de &lt;inventores&gt; no es correcta ya que no incluye el contenido.</text:p>
      <text:p text:style-name="P36"/>
      <text:p text:style-name="P37">Al último elemento &lt;inventor&gt; le falta el atributo nombre.</text:p>
      <text:p text:style-name="P37"/>
      <text:p text:style-name="P37">Un atributo ID no puede contener espacios en blanco.</text:p>
      <text:p text:style-name="P30"/>
      <text:p text:style-name="P43"><text:span text:style-name="T37"/></text:p>
      <text:p text:style-name="P12"><text:span text:style-name="T55">1</text:span><text:span text:style-name="T56">4</text:span>.</text:p>
      <text:p text:style-name="P12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6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resolucion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resoluciones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resoluciones</text:span><text:span text:style-name="T11"> nombre </text:span><text:span text:style-name="T38">NMTOKEN</text:span><text:span text:style-name="T11"> </text:span><text:span text:style-name="T38">#REQUIRED</text:span><text:span text:style-name="T21">&gt;</text:span></text:p>
            <text:p text:style-name="P45"><text:soft-page-break/><text:span text:style-name="T11"><text:s text:c="2"/></text:span><text:span text:style-name="T21">&lt;!ATTLIST</text:span><text:span text:style-name="T11"> </text:span><text:span text:style-name="T23">resoluciones</text:span><text:span text:style-name="T11"> alt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resoluciones</text:span><text:span text:style-name="T11"> anch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7">resoluciones</text:span><text:span text:style-name="T25">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VGA"</text:span><text:span text:style-name="T11"> </text:span><text:span text:style-name="T12">alto</text:span><text:span text:style-name="T15">=</text:span><text:span text:style-name="T17">"480"</text:span><text:span text:style-name="T11"> </text:span><text:span text:style-name="T12">ancho</text:span><text:span text:style-name="T15">=</text:span><text:span text:style-name="T17">"640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XGA"</text:span><text:span text:style-name="T11"> </text:span><text:span text:style-name="T12">alto</text:span><text:span text:style-name="T15">=</text:span><text:span text:style-name="T17">"1024"</text:span><text:span text:style-name="T11"> </text:span><text:span text:style-name="T12">ancho</text:span><text:span text:style-name="T15">=</text:span><text:span text:style-name="T17">"768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HD 1080"</text:span><text:span text:style-name="T11"> </text:span><text:span text:style-name="T12">alto</text:span><text:span text:style-name="T15">=</text:span><text:span text:style-name="T17">"1920"</text:span><text:span text:style-name="T11"> </text:span><text:span text:style-name="T12">ancho</text:span><text:span text:style-name="T15">=</text:span><text:span text:style-name="T17">"1080"</text:span><text:span text:style-name="T11"> </text:span><text:span text:style-name="T25">/&gt;</text:span></text:p>
            <text:p text:style-name="P45"><text:span text:style-name="T25">&lt;/</text:span><text:span text:style-name="T5">resoluciones</text:span><text:span text:style-name="T25">&gt;</text:span></text:p>
            <text:p text:style-name="P6"><text:span text:style-name="T25"/></text:p>
          </table:table-cell>
        </table:table-row>
      </table:table>
      <text:p text:style-name="P18"/>
      <text:p text:style-name="P23">Solución:</text:p>
      <text:p text:style-name="P23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52"><text:span text:style-name="T1">&lt;?</text:span><text:span text:style-name="T5">xml</text:span><text:span text:style-name="T11"> </text:span><text:span text:style-name="T12">version</text:span><text:span text:style-name="T15">=</text:span><text:span text:style-name="T17">"1.0"</text:span><text:span text:style-name="T11"> </text:span><text:span text:style-name="T12">encoding</text:span><text:span text:style-name="T15">=</text:span><text:span text:style-name="T17">"UTF-8"</text:span><text:span text:style-name="T1">?&gt;</text:span></text:p>
            <text:p text:style-name="P45"><text:span text:style-name="T19">&lt;!</text:span><text:span text:style-name="T5">DOCTYPE</text:span><text:span text:style-name="T11"> </text:span><text:span text:style-name="T12">resoluciones</text:span><text:span text:style-name="T11"> [</text:span></text:p>
            <text:p text:style-name="P45"><text:span text:style-name="T11"><text:s text:c="2"/></text:span><text:span text:style-name="T21">&lt;!ELEMENT</text:span><text:span text:style-name="T11"> </text:span><text:span text:style-name="T23">resoluciones</text:span><text:span text:style-name="T11"> (</text:span><text:span text:style-name="T23">resolucion</text:span><text:span text:style-name="T38">*</text:span><text:span text:style-name="T11">)</text:span><text:span text:style-name="T21">&gt;</text:span></text:p>
            <text:p text:style-name="P45"><text:span text:style-name="T11"><text:s text:c="2"/></text:span><text:span text:style-name="T21">&lt;!ELEMENT</text:span><text:span text:style-name="T11"> </text:span><text:span text:style-name="T23">resolucion</text:span><text:span text:style-name="T11"> </text:span><text:span text:style-name="T23">EMPTY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resolucion</text:span><text:span text:style-name="T11"> nombre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resolucion</text:span><text:span text:style-name="T11"> alt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<text:s text:c="2"/></text:span><text:span text:style-name="T21">&lt;!ATTLIST</text:span><text:span text:style-name="T11"> </text:span><text:span text:style-name="T23">resolucion</text:span><text:span text:style-name="T11"> ancho </text:span><text:span text:style-name="T38">CDATA</text:span><text:span text:style-name="T11"> </text:span><text:span text:style-name="T38">#REQUIRED</text:span><text:span text:style-name="T21">&gt;</text:span></text:p>
            <text:p text:style-name="P45"><text:span text:style-name="T11">]</text:span><text:span text:style-name="T19">&gt;</text:span></text:p>
            <text:p text:style-name="P46"/>
            <text:p text:style-name="P45"><text:span text:style-name="T25">&lt;</text:span><text:span text:style-name="T5">resoluciones</text:span><text:span text:style-name="T25">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VGA"</text:span><text:span text:style-name="T11"> </text:span><text:span text:style-name="T12">alto</text:span><text:span text:style-name="T15">=</text:span><text:span text:style-name="T17">"480"</text:span><text:span text:style-name="T11"> </text:span><text:span text:style-name="T12">ancho</text:span><text:span text:style-name="T15">=</text:span><text:span text:style-name="T17">"640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XGA"</text:span><text:span text:style-name="T11"> </text:span><text:span text:style-name="T12">alto</text:span><text:span text:style-name="T15">=</text:span><text:span text:style-name="T17">"1024"</text:span><text:span text:style-name="T11"> </text:span><text:span text:style-name="T12">ancho</text:span><text:span text:style-name="T15">=</text:span><text:span text:style-name="T17">"768"</text:span><text:span text:style-name="T11"> </text:span><text:span text:style-name="T25">/&gt;</text:span></text:p>
            <text:p text:style-name="P45"><text:span text:style-name="T29"><text:s text:c="2"/></text:span><text:span text:style-name="T25">&lt;</text:span><text:span text:style-name="T5">resolucion</text:span><text:span text:style-name="T11"> </text:span><text:span text:style-name="T12">nombre</text:span><text:span text:style-name="T15">=</text:span><text:span text:style-name="T17">"HD 1080"</text:span><text:span text:style-name="T11"> </text:span><text:span text:style-name="T12">alto</text:span><text:span text:style-name="T15">=</text:span><text:span text:style-name="T17">"1920"</text:span><text:span text:style-name="T11"> </text:span><text:span text:style-name="T12">ancho</text:span><text:span text:style-name="T15">=</text:span><text:span text:style-name="T17">"1080"</text:span><text:span text:style-name="T11"> </text:span><text:span text:style-name="T25">/&gt;</text:span></text:p>
            <text:p text:style-name="P45"><text:span text:style-name="T25">&lt;/</text:span><text:span text:style-name="T5">resoluciones</text:span><text:span text:style-name="T25">&gt;</text:span></text:p>
            <text:p text:style-name="P52"/>
          </table:table-cell>
        </table:table-row>
      </table:table>
      <text:p text:style-name="P18"/>
      <text:p text:style-name="P23">Error<text:span text:style-name="T55">es</text:span> encontrado<text:span text:style-name="T55">s</text:span>:</text:p>
      <text:p text:style-name="P30"/>
      <text:p text:style-name="P33">Los atributos <text:span text:style-name="T50">nombre, alto </text:span><text:span text:style-name="T51">y </text:span><text:span text:style-name="T50">ancho, </text:span><text:span text:style-name="T51">están en el elemento &lt;resolucion&gt;, no en &lt;resoluciones&gt;.</text:span></text:p>
      <text:p text:style-name="P33"><text:span text:style-name="T51"/></text:p>
      <text:p text:style-name="P33"><text:span text:style-name="T51">Según la DTD, el elemento &lt;resoluciones&gt; es vacío, pero en el documento contiene elementos &lt;resolucion&gt;.</text:span></text:p>
      <text:p text:style-name="P33"><text:span text:style-name="T51"/></text:p>
      <text:p text:style-name="P33"><text:span text:style-name="T51">El elemento &lt;resolucion&gt; no está definido.</text:span></text:p>
      <text:p text:style-name="P33"><text:span text:style-name="T51"/></text:p>
      <text:p text:style-name="P33"><text:span text:style-name="T51">Según la DTD, el atributo </text:span><text:span text:style-name="T50">nombre</text:span><text:span text:style-name="T51"> no puede contener espacios en blanco.</text:span></text:p>
      <text:p text:style-name="P43"><text:span text:style-name="T37"/></text:p>
      <text:p text:style-name="P43"><text:span text:style-name="T3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" svg:font-family="Inconsolata, monospace"/>
    <style:font-face style:name="Monospace2" svg:font-family="Monospace"/>
    <style:font-face style:name="sans-serif" svg:font-family="sans-serif"/>
    <style:font-face style:name="Liberation Sans" svg:font-family="'Liberation Sans'" style:font-family-generic="swiss"/>
    <style:font-face style:name="Monospace" svg:font-family="Monospace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Monospace1" svg:font-family="Monospace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ans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4:44:13.757838596</meta:creation-date>
    <dc:date>2020-10-21T15:57:59.641602505</dc:date>
    <meta:editing-duration>PT1H3M39S</meta:editing-duration>
    <meta:editing-cycles>17</meta:editing-cycles>
    <meta:generator>LibreOffice/6.4.6.2$Linux_X86_64 LibreOffice_project/40$Build-2</meta:generator>
    <meta:document-statistic meta:table-count="28" meta:image-count="0" meta:object-count="0" meta:page-count="12" meta:paragraph-count="427" meta:word-count="1285" meta:character-count="11865" meta:non-whitespace-character-count="10476"/>
  </office:meta>
</office:document-meta>
</file>